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cm"/>
    </style:style>
    <style:style style:name="co2" style:family="table-column">
      <style:table-column-properties fo:break-before="auto" style:column-width="2.649cm"/>
    </style:style>
    <style:style style:name="co3" style:family="table-column">
      <style:table-column-properties fo:break-before="auto" style:column-width="4.383cm"/>
    </style:style>
    <style:style style:name="co4" style:family="table-column">
      <style:table-column-properties fo:break-before="auto" style:column-width="3.888cm"/>
    </style:style>
    <style:style style:name="co5" style:family="table-column">
      <style:table-column-properties fo:break-before="auto" style:column-width="3.004cm"/>
    </style:style>
    <style:style style:name="co6" style:family="table-column">
      <style:table-column-properties fo:break-before="auto" style:column-width="3.565cm"/>
    </style:style>
    <style:style style:name="co7" style:family="table-column">
      <style:table-column-properties fo:break-before="auto" style:column-width="2.891cm"/>
    </style:style>
    <style:style style:name="co8" style:family="table-column">
      <style:table-column-properties fo:break-before="auto" style:column-width="2.279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3.2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bold" style:font-weight-asian="bold" style:font-weight-complex="bold"/>
    </style:style>
    <style:style style:name="ce6" style:family="table-cell" style:parent-style-name="Default" style:data-style-name="N108">
      <style:text-properties fo:font-weight="bold" style:font-weight-asian="bold" style:font-weight-complex="bold"/>
    </style:style>
    <style:style style:name="ce7" style:family="table-cell" style:parent-style-name="Default" style:data-style-name="N108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Graph</text:p>
          </table:table-cell>
          <table:table-cell table:style-name="ce1" office:value-type="string" calcext:value-type="string">
            <text:p>Contamination function</text:p>
          </table:table-cell>
          <table:table-cell table:style-name="ce1" office:value-type="string" calcext:value-type="string">
            <text:p>Contamination value</text:p>
          </table:table-cell>
          <table:table-cell table:style-name="ce1" office:value-type="string" calcext:value-type="string">
            <text:p>Algorithm</text:p>
          </table:table-cell>
          <table:table-cell table:style-name="ce3" office:value-type="string" calcext:value-type="string">
            <text:p>Min Hull Set finded</text:p>
          </table:table-cell>
          <table:table-cell table:style-name="ce1" office:value-type="string" calcext:value-type="string">
            <text:p>Execution time (ms)</text:p>
          </table:table-cell>
          <table:table-cell table:style-name="ce1" office:value-type="string" calcext:value-type="string">
            <text:p>Delta result</text:p>
          </table:table-cell>
          <table:table-cell table:style-name="ce1"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1" calcext:value-type="float">
            <text:p>1</text:p>
          </table:table-cell>
          <table:table-cell office:value-type="float" office:value="5423199" calcext:value-type="float">
            <text:p>5423199</text:p>
          </table:table-cell>
          <table:table-cell table:number-columns-repeated="2"/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1373999" calcext:value-type="float">
            <text:p>1373999</text:p>
          </table:table-cell>
          <table:table-cell table:formula="of:=[.F2]-[.F3]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6"/>
          <table:table-cell table:style-name="ce1"/>
          <table:table-cell table:style-name="ce6"/>
          <table:table-cell table:style-name="ce1"/>
          <table:table-cell table:style-name="ce7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20290" calcext:value-type="float">
            <text:p>20290</text:p>
          </table:table-cell>
          <table:table-cell office:value-type="float" office:value="4939351" calcext:value-type="float">
            <text:p>4939351</text:p>
          </table:table-cell>
          <table:table-cell table:number-columns-repeated="2"/>
          <table:table-cell table:style-name="ce1" table:number-columns-repeated="2"/>
          <table:table-cell table:style-name="ce6"/>
          <table:table-cell table:style-name="ce1"/>
          <table:table-cell table:style-name="ce6"/>
          <table:table-cell table:style-name="ce1"/>
          <table:table-cell table:style-name="ce7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20290" calcext:value-type="float">
            <text:p>20290</text:p>
          </table:table-cell>
          <table:table-cell office:value-type="float" office:value="1297265" calcext:value-type="float">
            <text:p>1297265</text:p>
          </table:table-cell>
          <table:table-cell table:formula="of:=[.F4]-[.F5]" office:value-type="float" office:value="0" calcext:value-type="float">
            <text:p>0</text:p>
          </table:table-cell>
          <table:table-cell/>
          <table:table-cell table:style-name="ce1" table:number-columns-repeated="2"/>
          <table:table-cell table:style-name="ce5"/>
          <table:table-cell table:style-name="ce1"/>
          <table:table-cell table:style-name="ce5"/>
          <table:table-cell table:style-name="ce1"/>
          <table:table-cell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30769" calcext:value-type="float">
            <text:p>30769</text:p>
          </table:table-cell>
          <table:table-cell office:value-type="float" office:value="4410329" calcext:value-type="float">
            <text:p>4410329</text:p>
          </table:table-cell>
          <table:table-cell table:number-columns-repeated="2"/>
          <table:table-cell table:style-name="ce1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30769" calcext:value-type="float">
            <text:p>30769</text:p>
          </table:table-cell>
          <table:table-cell office:value-type="float" office:value="1168813" calcext:value-type="float">
            <text:p>1168813</text:p>
          </table:table-cell>
          <table:table-cell table:formula="of:=[.F6]-[.F7]" office:value-type="float" office:value="0" calcext:value-type="float">
            <text:p>0</text:p>
          </table:table-cell>
          <table:table-cell/>
          <table:table-cell table:style-name="ce1"/>
          <table:table-cell table:style-name="ce4"/>
          <table:table-cell table:style-name="ce5"/>
          <table:table-cell table:number-columns-repeated="4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37616" calcext:value-type="float">
            <text:p>37616</text:p>
          </table:table-cell>
          <table:table-cell office:value-type="float" office:value="4044178" calcext:value-type="float">
            <text:p>404417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37616" calcext:value-type="float">
            <text:p>37616</text:p>
          </table:table-cell>
          <table:table-cell office:value-type="float" office:value="1037414" calcext:value-type="float">
            <text:p>1037414</text:p>
          </table:table-cell>
          <table:table-cell table:formula="of:=[.F8]-[.F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42440" calcext:value-type="float">
            <text:p>42440</text:p>
          </table:table-cell>
          <table:table-cell office:value-type="float" office:value="3626324" calcext:value-type="float">
            <text:p>362632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42440" calcext:value-type="float">
            <text:p>42440</text:p>
          </table:table-cell>
          <table:table-cell office:value-type="float" office:value="876569" calcext:value-type="float">
            <text:p>876569</text:p>
          </table:table-cell>
          <table:table-cell table:formula="of:=[.F10]-[.F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46054" calcext:value-type="float">
            <text:p>46054</text:p>
          </table:table-cell>
          <table:table-cell office:value-type="float" office:value="3141078" calcext:value-type="float">
            <text:p>314107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46054" calcext:value-type="float">
            <text:p>46054</text:p>
          </table:table-cell>
          <table:table-cell office:value-type="float" office:value="716454" calcext:value-type="float">
            <text:p>716454</text:p>
          </table:table-cell>
          <table:table-cell table:formula="of:=[.F12]-[.F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48923" calcext:value-type="float">
            <text:p>48923</text:p>
          </table:table-cell>
          <table:table-cell office:value-type="float" office:value="2386522" calcext:value-type="float">
            <text:p>238652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48923" calcext:value-type="float">
            <text:p>48923</text:p>
          </table:table-cell>
          <table:table-cell office:value-type="float" office:value="514526" calcext:value-type="float">
            <text:p>514526</text:p>
          </table:table-cell>
          <table:table-cell table:formula="of:=[.F14]-[.F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51331" calcext:value-type="float">
            <text:p>51331</text:p>
          </table:table-cell>
          <table:table-cell office:value-type="float" office:value="1517732" calcext:value-type="float">
            <text:p>151773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51331" calcext:value-type="float">
            <text:p>51331</text:p>
          </table:table-cell>
          <table:table-cell office:value-type="float" office:value="315949" calcext:value-type="float">
            <text:p>315949</text:p>
          </table:table-cell>
          <table:table-cell table:formula="of:=[.F16]-[.F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53353" calcext:value-type="float">
            <text:p>53353</text:p>
          </table:table-cell>
          <table:table-cell office:value-type="float" office:value="673170" calcext:value-type="float">
            <text:p>67317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53353" calcext:value-type="float">
            <text:p>53353</text:p>
          </table:table-cell>
          <table:table-cell office:value-type="float" office:value="156278" calcext:value-type="float">
            <text:p>156278</text:p>
          </table:table-cell>
          <table:table-cell table:formula="of:=[.F18]-[.F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55086" calcext:value-type="float">
            <text:p>55086</text:p>
          </table:table-cell>
          <table:table-cell office:value-type="float" office:value="83304" calcext:value-type="float">
            <text:p>8330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55086" calcext:value-type="float">
            <text:p>55086</text:p>
          </table:table-cell>
          <table:table-cell office:value-type="float" office:value="6522" calcext:value-type="float">
            <text:p>6522</text:p>
          </table:table-cell>
          <table:table-cell table:formula="of:=[.F20]-[.F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977" calcext:value-type="float">
            <text:p>977</text:p>
          </table:table-cell>
          <table:table-cell office:value-type="float" office:value="95672" calcext:value-type="float">
            <text:p>9567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346" calcext:value-type="float">
            <text:p>346</text:p>
          </table:table-cell>
          <table:table-cell office:value-type="float" office:value="512024" calcext:value-type="float">
            <text:p>512024</text:p>
          </table:table-cell>
          <table:table-cell table:formula="of:=[.F22]-[.F23]" office:value-type="float" office:value="631" calcext:value-type="float">
            <text:p>63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358" calcext:value-type="float">
            <text:p>358</text:p>
          </table:table-cell>
          <table:table-cell office:value-type="float" office:value="932237" calcext:value-type="float">
            <text:p>932237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97" calcext:value-type="float">
            <text:p>97</text:p>
          </table:table-cell>
          <table:table-cell office:value-type="float" office:value="3660618" calcext:value-type="float">
            <text:p>3660618</text:p>
          </table:table-cell>
          <table:table-cell table:formula="of:=[.F24]-[.F25]" office:value-type="float" office:value="261" calcext:value-type="float">
            <text:p>26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187" calcext:value-type="float">
            <text:p>187</text:p>
          </table:table-cell>
          <table:table-cell office:value-type="float" office:value="1721371" calcext:value-type="float">
            <text:p>172137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42" calcext:value-type="float">
            <text:p>42</text:p>
          </table:table-cell>
          <table:table-cell office:value-type="float" office:value="4407338" calcext:value-type="float">
            <text:p>4407338</text:p>
          </table:table-cell>
          <table:table-cell table:formula="of:=[.F26]-[.F27]" office:value-type="float" office:value="145" calcext:value-type="float">
            <text:p>14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118" calcext:value-type="float">
            <text:p>118</text:p>
          </table:table-cell>
          <table:table-cell office:value-type="float" office:value="2491851" calcext:value-type="float">
            <text:p>249185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19" calcext:value-type="float">
            <text:p>19</text:p>
          </table:table-cell>
          <table:table-cell office:value-type="float" office:value="4714787" calcext:value-type="float">
            <text:p>4714787</text:p>
          </table:table-cell>
          <table:table-cell table:formula="of:=[.F28]-[.F29]"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81" calcext:value-type="float">
            <text:p>81</text:p>
          </table:table-cell>
          <table:table-cell office:value-type="float" office:value="3233051" calcext:value-type="float">
            <text:p>323305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10" calcext:value-type="float">
            <text:p>10</text:p>
          </table:table-cell>
          <table:table-cell office:value-type="float" office:value="4810871" calcext:value-type="float">
            <text:p>4810871</text:p>
          </table:table-cell>
          <table:table-cell table:formula="of:=[.F30]-[.F31]"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56" calcext:value-type="float">
            <text:p>56</text:p>
          </table:table-cell>
          <table:table-cell office:value-type="float" office:value="86628" calcext:value-type="float">
            <text:p>8662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2" calcext:value-type="float">
            <text:p>2</text:p>
          </table:table-cell>
          <table:table-cell office:value-type="float" office:value="7995" calcext:value-type="float">
            <text:p>7995</text:p>
          </table:table-cell>
          <table:table-cell table:formula="of:=[.F32]-[.F33]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41" calcext:value-type="float">
            <text:p>41</text:p>
          </table:table-cell>
          <table:table-cell office:value-type="float" office:value="876076" calcext:value-type="float">
            <text:p>87607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2" calcext:value-type="float">
            <text:p>2</text:p>
          </table:table-cell>
          <table:table-cell office:value-type="float" office:value="35340" calcext:value-type="float">
            <text:p>35340</text:p>
          </table:table-cell>
          <table:table-cell table:formula="of:=[.F34]-[.F35]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35" calcext:value-type="float">
            <text:p>35</text:p>
          </table:table-cell>
          <table:table-cell office:value-type="float" office:value="1628171" calcext:value-type="float">
            <text:p>162817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50581" calcext:value-type="float">
            <text:p>50581</text:p>
          </table:table-cell>
          <table:table-cell table:formula="of:=[.F36]-[.F37]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27" calcext:value-type="float">
            <text:p>27</text:p>
          </table:table-cell>
          <table:table-cell office:value-type="float" office:value="2357301" calcext:value-type="float">
            <text:p>235730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60142" calcext:value-type="float">
            <text:p>60142</text:p>
          </table:table-cell>
          <table:table-cell table:formula="of:=[.F38]-[.F39]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1" calcext:value-type="float">
            <text:p>1</text:p>
          </table:table-cell>
          <table:table-cell office:value-type="float" office:value="79415" calcext:value-type="float">
            <text:p>7941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2310" calcext:value-type="float">
            <text:p>2310</text:p>
          </table:table-cell>
          <table:table-cell table:formula="of:=[.F40]-[.F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73" calcext:value-type="float">
            <text:p>73</text:p>
          </table:table-cell>
          <table:table-cell office:value-type="float" office:value="1140581" calcext:value-type="float">
            <text:p>114058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73" calcext:value-type="float">
            <text:p>73</text:p>
          </table:table-cell>
          <table:table-cell office:value-type="float" office:value="40125" calcext:value-type="float">
            <text:p>40125</text:p>
          </table:table-cell>
          <table:table-cell table:formula="of:=[.F42]-[.F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168" calcext:value-type="float">
            <text:p>168</text:p>
          </table:table-cell>
          <table:table-cell office:value-type="float" office:value="1626270" calcext:value-type="float">
            <text:p>162627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167" calcext:value-type="float">
            <text:p>167</text:p>
          </table:table-cell>
          <table:table-cell office:value-type="float" office:value="210446" calcext:value-type="float">
            <text:p>210446</text:p>
          </table:table-cell>
          <table:table-cell table:formula="of:=[.F44]-[.F4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288" calcext:value-type="float">
            <text:p>288</text:p>
          </table:table-cell>
          <table:table-cell office:value-type="float" office:value="2347136" calcext:value-type="float">
            <text:p>234713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288" calcext:value-type="float">
            <text:p>288</text:p>
          </table:table-cell>
          <table:table-cell office:value-type="float" office:value="700874" calcext:value-type="float">
            <text:p>700874</text:p>
          </table:table-cell>
          <table:table-cell table:formula="of:=[.F46]-[.F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439" calcext:value-type="float">
            <text:p>439</text:p>
          </table:table-cell>
          <table:table-cell office:value-type="float" office:value="3159903" calcext:value-type="float">
            <text:p>3159903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439" calcext:value-type="float">
            <text:p>439</text:p>
          </table:table-cell>
          <table:table-cell office:value-type="float" office:value="1684185" calcext:value-type="float">
            <text:p>1684185</text:p>
          </table:table-cell>
          <table:table-cell table:formula="of:=[.F48]-[.F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603" calcext:value-type="float">
            <text:p>603</text:p>
          </table:table-cell>
          <table:table-cell office:value-type="float" office:value="4077132" calcext:value-type="float">
            <text:p>407713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603" calcext:value-type="float">
            <text:p>603</text:p>
          </table:table-cell>
          <table:table-cell office:value-type="float" office:value="4261393" calcext:value-type="float">
            <text:p>4261393</text:p>
          </table:table-cell>
          <table:table-cell table:formula="of:=[.F50]-[.F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810" calcext:value-type="float">
            <text:p>810</text:p>
          </table:table-cell>
          <table:table-cell office:value-type="float" office:value="5127170" calcext:value-type="float">
            <text:p>512717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810" calcext:value-type="float">
            <text:p>810</text:p>
          </table:table-cell>
          <table:table-cell office:value-type="float" office:value="8844610" calcext:value-type="float">
            <text:p>8844610</text:p>
          </table:table-cell>
          <table:table-cell table:formula="of:=[.F52]-[.F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999" calcext:value-type="float">
            <text:p>999</text:p>
          </table:table-cell>
          <table:table-cell office:value-type="float" office:value="6420862" calcext:value-type="float">
            <text:p>642086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999" calcext:value-type="float">
            <text:p>999</text:p>
          </table:table-cell>
          <table:table-cell office:value-type="float" office:value="16587601" calcext:value-type="float">
            <text:p>16587601</text:p>
          </table:table-cell>
          <table:table-cell table:formula="of:=[.F54]-[.F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1197" calcext:value-type="float">
            <text:p>1197</text:p>
          </table:table-cell>
          <table:table-cell office:value-type="float" office:value="7803788" calcext:value-type="float">
            <text:p>780378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1198" calcext:value-type="float">
            <text:p>1198</text:p>
          </table:table-cell>
          <table:table-cell office:value-type="float" office:value="28516037" calcext:value-type="float">
            <text:p>28516037</text:p>
          </table:table-cell>
          <table:table-cell table:formula="of:=[.F56]-[.F57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1421" calcext:value-type="float">
            <text:p>1421</text:p>
          </table:table-cell>
          <table:table-cell office:value-type="float" office:value="9263480" calcext:value-type="float">
            <text:p>926348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</text:p>
          </table:table-cell>
          <table:table-cell table:style-name="ce2"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1423" calcext:value-type="float">
            <text:p>1423</text:p>
          </table:table-cell>
          <table:table-cell office:value-type="float" office:value="45509697" calcext:value-type="float">
            <text:p>45509697</text:p>
          </table:table-cell>
          <table:table-cell table:formula="of:=[.F58]-[.F59]"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1" calcext:value-type="float">
            <text:p>1</text:p>
          </table:table-cell>
          <table:table-cell office:value-type="float" office:value="5630722" calcext:value-type="float">
            <text:p>563072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1375168" calcext:value-type="float">
            <text:p>1375168</text:p>
          </table:table-cell>
          <table:table-cell table:formula="of:=[.F60]-[.F6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27638" calcext:value-type="float">
            <text:p>27638</text:p>
          </table:table-cell>
          <table:table-cell office:value-type="float" office:value="4942233" calcext:value-type="float">
            <text:p>4942233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27638" calcext:value-type="float">
            <text:p>27638</text:p>
          </table:table-cell>
          <table:table-cell office:value-type="float" office:value="1298143" calcext:value-type="float">
            <text:p>1298143</text:p>
          </table:table-cell>
          <table:table-cell table:formula="of:=[.F62]-[.F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40662" calcext:value-type="float">
            <text:p>40662</text:p>
          </table:table-cell>
          <table:table-cell office:value-type="float" office:value="4445637" calcext:value-type="float">
            <text:p>4445637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40662" calcext:value-type="float">
            <text:p>40662</text:p>
          </table:table-cell>
          <table:table-cell office:value-type="float" office:value="1169783" calcext:value-type="float">
            <text:p>1169783</text:p>
          </table:table-cell>
          <table:table-cell table:formula="of:=[.F64]-[.F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48604" calcext:value-type="float">
            <text:p>48604</text:p>
          </table:table-cell>
          <table:table-cell office:value-type="float" office:value="4100400" calcext:value-type="float">
            <text:p>410040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48604" calcext:value-type="float">
            <text:p>48604</text:p>
          </table:table-cell>
          <table:table-cell office:value-type="float" office:value="1038184" calcext:value-type="float">
            <text:p>1038184</text:p>
          </table:table-cell>
          <table:table-cell table:formula="of:=[.F66]-[.F6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54171" calcext:value-type="float">
            <text:p>54171</text:p>
          </table:table-cell>
          <table:table-cell office:value-type="float" office:value="3700753" calcext:value-type="float">
            <text:p>3700753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54171" calcext:value-type="float">
            <text:p>54171</text:p>
          </table:table-cell>
          <table:table-cell office:value-type="float" office:value="877604" calcext:value-type="float">
            <text:p>877604</text:p>
          </table:table-cell>
          <table:table-cell table:formula="of:=[.F68]-[.F6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58325" calcext:value-type="float">
            <text:p>58325</text:p>
          </table:table-cell>
          <table:table-cell office:value-type="float" office:value="3154462" calcext:value-type="float">
            <text:p>315446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58325" calcext:value-type="float">
            <text:p>58325</text:p>
          </table:table-cell>
          <table:table-cell office:value-type="float" office:value="717083" calcext:value-type="float">
            <text:p>717083</text:p>
          </table:table-cell>
          <table:table-cell table:formula="of:=[.F70]-[.F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61589" calcext:value-type="float">
            <text:p>61589</text:p>
          </table:table-cell>
          <table:table-cell office:value-type="float" office:value="2403634" calcext:value-type="float">
            <text:p>240363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61589" calcext:value-type="float">
            <text:p>61589</text:p>
          </table:table-cell>
          <table:table-cell office:value-type="float" office:value="515940" calcext:value-type="float">
            <text:p>515940</text:p>
          </table:table-cell>
          <table:table-cell table:formula="of:=[.F72]-[.F7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64126" calcext:value-type="float">
            <text:p>64126</text:p>
          </table:table-cell>
          <table:table-cell office:value-type="float" office:value="1594548" calcext:value-type="float">
            <text:p>159454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64126" calcext:value-type="float">
            <text:p>64126</text:p>
          </table:table-cell>
          <table:table-cell office:value-type="float" office:value="316608" calcext:value-type="float">
            <text:p>316608</text:p>
          </table:table-cell>
          <table:table-cell table:formula="of:=[.F74]-[.F7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66462" calcext:value-type="float">
            <text:p>66462</text:p>
          </table:table-cell>
          <table:table-cell office:value-type="float" office:value="785858" calcext:value-type="float">
            <text:p>78585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66462" calcext:value-type="float">
            <text:p>66462</text:p>
          </table:table-cell>
          <table:table-cell office:value-type="float" office:value="157114" calcext:value-type="float">
            <text:p>157114</text:p>
          </table:table-cell>
          <table:table-cell table:formula="of:=[.F76]-[.F7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68321" calcext:value-type="float">
            <text:p>68321</text:p>
          </table:table-cell>
          <table:table-cell office:value-type="float" office:value="108751" calcext:value-type="float">
            <text:p>10875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68321" calcext:value-type="float">
            <text:p>68321</text:p>
          </table:table-cell>
          <table:table-cell office:value-type="float" office:value="7454" calcext:value-type="float">
            <text:p>7454</text:p>
          </table:table-cell>
          <table:table-cell table:formula="of:=[.F78]-[.F7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527" calcext:value-type="float">
            <text:p>527</text:p>
          </table:table-cell>
          <table:table-cell office:value-type="float" office:value="146294" calcext:value-type="float">
            <text:p>14629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150" calcext:value-type="float">
            <text:p>150</text:p>
          </table:table-cell>
          <table:table-cell office:value-type="float" office:value="574630" calcext:value-type="float">
            <text:p>574630</text:p>
          </table:table-cell>
          <table:table-cell table:formula="of:=[.F80]-[.F81]" office:value-type="float" office:value="377" calcext:value-type="float">
            <text:p>377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231" calcext:value-type="float">
            <text:p>231</text:p>
          </table:table-cell>
          <table:table-cell office:value-type="float" office:value="1029494" calcext:value-type="float">
            <text:p>102949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30" calcext:value-type="float">
            <text:p>30</text:p>
          </table:table-cell>
          <table:table-cell office:value-type="float" office:value="3678080" calcext:value-type="float">
            <text:p>3678080</text:p>
          </table:table-cell>
          <table:table-cell table:formula="of:=[.F82]-[.F83]" office:value-type="float" office:value="201" calcext:value-type="float">
            <text:p>20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139" calcext:value-type="float">
            <text:p>139</text:p>
          </table:table-cell>
          <table:table-cell office:value-type="float" office:value="1820613" calcext:value-type="float">
            <text:p>1820613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8" calcext:value-type="float">
            <text:p>8</text:p>
          </table:table-cell>
          <table:table-cell office:value-type="float" office:value="4415744" calcext:value-type="float">
            <text:p>4415744</text:p>
          </table:table-cell>
          <table:table-cell table:formula="of:=[.F84]-[.F85]" office:value-type="float" office:value="131" calcext:value-type="float">
            <text:p>13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99" calcext:value-type="float">
            <text:p>99</text:p>
          </table:table-cell>
          <table:table-cell office:value-type="float" office:value="2584436" calcext:value-type="float">
            <text:p>258443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2" calcext:value-type="float">
            <text:p>2</text:p>
          </table:table-cell>
          <table:table-cell office:value-type="float" office:value="4716437" calcext:value-type="float">
            <text:p>4716437</text:p>
          </table:table-cell>
          <table:table-cell table:formula="of:=[.F86]-[.F87]"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70" calcext:value-type="float">
            <text:p>70</text:p>
          </table:table-cell>
          <table:table-cell office:value-type="float" office:value="3332575" calcext:value-type="float">
            <text:p>333257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4812052" calcext:value-type="float">
            <text:p>4812052</text:p>
          </table:table-cell>
          <table:table-cell table:formula="of:=[.F88]-[.F89]"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55" calcext:value-type="float">
            <text:p>55</text:p>
          </table:table-cell>
          <table:table-cell office:value-type="float" office:value="191239" calcext:value-type="float">
            <text:p>19123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8741" calcext:value-type="float">
            <text:p>8741</text:p>
          </table:table-cell>
          <table:table-cell table:formula="of:=[.F90]-[.F91]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43" calcext:value-type="float">
            <text:p>43</text:p>
          </table:table-cell>
          <table:table-cell office:value-type="float" office:value="977575" calcext:value-type="float">
            <text:p>97757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36430" calcext:value-type="float">
            <text:p>36430</text:p>
          </table:table-cell>
          <table:table-cell table:formula="of:=[.F92]-[.F93]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31" calcext:value-type="float">
            <text:p>31</text:p>
          </table:table-cell>
          <table:table-cell office:value-type="float" office:value="1719690" calcext:value-type="float">
            <text:p>171969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51263" calcext:value-type="float">
            <text:p>51263</text:p>
          </table:table-cell>
          <table:table-cell table:formula="of:=[.F94]-[.F95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27" calcext:value-type="float">
            <text:p>27</text:p>
          </table:table-cell>
          <table:table-cell office:value-type="float" office:value="2448579" calcext:value-type="float">
            <text:p>244857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61043" calcext:value-type="float">
            <text:p>61043</text:p>
          </table:table-cell>
          <table:table-cell table:formula="of:=[.F96]-[.F97]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1" calcext:value-type="float">
            <text:p>1</text:p>
          </table:table-cell>
          <table:table-cell office:value-type="float" office:value="136434" calcext:value-type="float">
            <text:p>13643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3672" calcext:value-type="float">
            <text:p>3672</text:p>
          </table:table-cell>
          <table:table-cell table:formula="of:=[.F98]-[.F9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2" calcext:value-type="float">
            <text:p>2</text:p>
          </table:table-cell>
          <table:table-cell office:value-type="float" office:value="200004" calcext:value-type="float">
            <text:p>20000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2" calcext:value-type="float">
            <text:p>2</text:p>
          </table:table-cell>
          <table:table-cell office:value-type="float" office:value="42103" calcext:value-type="float">
            <text:p>42103</text:p>
          </table:table-cell>
          <table:table-cell table:formula="of:=[.F100]-[.F10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3" calcext:value-type="float">
            <text:p>3</text:p>
          </table:table-cell>
          <table:table-cell office:value-type="float" office:value="1776008" calcext:value-type="float">
            <text:p>177600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3" calcext:value-type="float">
            <text:p>3</text:p>
          </table:table-cell>
          <table:table-cell office:value-type="float" office:value="213485" calcext:value-type="float">
            <text:p>213485</text:p>
          </table:table-cell>
          <table:table-cell table:formula="of:=[.F102]-[.F10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4" calcext:value-type="float">
            <text:p>4</text:p>
          </table:table-cell>
          <table:table-cell office:value-type="float" office:value="2492761" calcext:value-type="float">
            <text:p>249276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4" calcext:value-type="float">
            <text:p>4</text:p>
          </table:table-cell>
          <table:table-cell office:value-type="float" office:value="705204" calcext:value-type="float">
            <text:p>705204</text:p>
          </table:table-cell>
          <table:table-cell table:formula="of:=[.F104]-[.F1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5" calcext:value-type="float">
            <text:p>5</text:p>
          </table:table-cell>
          <table:table-cell office:value-type="float" office:value="3288737" calcext:value-type="float">
            <text:p>3288737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5" calcext:value-type="float">
            <text:p>5</text:p>
          </table:table-cell>
          <table:table-cell office:value-type="float" office:value="1687972" calcext:value-type="float">
            <text:p>1687972</text:p>
          </table:table-cell>
          <table:table-cell table:formula="of:=[.F106]-[.F10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10" calcext:value-type="float">
            <text:p>10</text:p>
          </table:table-cell>
          <table:table-cell office:value-type="float" office:value="4206655" calcext:value-type="float">
            <text:p>420665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9" calcext:value-type="float">
            <text:p>9</text:p>
          </table:table-cell>
          <table:table-cell office:value-type="float" office:value="4268149" calcext:value-type="float">
            <text:p>4268149</text:p>
          </table:table-cell>
          <table:table-cell table:formula="of:=[.F108]-[.F10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14" calcext:value-type="float">
            <text:p>14</text:p>
          </table:table-cell>
          <table:table-cell office:value-type="float" office:value="5277279" calcext:value-type="float">
            <text:p>527727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14" calcext:value-type="float">
            <text:p>14</text:p>
          </table:table-cell>
          <table:table-cell office:value-type="float" office:value="8855518" calcext:value-type="float">
            <text:p>8855518</text:p>
          </table:table-cell>
          <table:table-cell table:formula="of:=[.F110]-[.F1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20" calcext:value-type="float">
            <text:p>20</text:p>
          </table:table-cell>
          <table:table-cell office:value-type="float" office:value="6557269" calcext:value-type="float">
            <text:p>655726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20" calcext:value-type="float">
            <text:p>20</text:p>
          </table:table-cell>
          <table:table-cell office:value-type="float" office:value="16605099" calcext:value-type="float">
            <text:p>16605099</text:p>
          </table:table-cell>
          <table:table-cell table:formula="of:=[.F112]-[.F1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28" calcext:value-type="float">
            <text:p>28</text:p>
          </table:table-cell>
          <table:table-cell office:value-type="float" office:value="7935102" calcext:value-type="float">
            <text:p>793510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28" calcext:value-type="float">
            <text:p>28</text:p>
          </table:table-cell>
          <table:table-cell office:value-type="float" office:value="28535413" calcext:value-type="float">
            <text:p>28535413</text:p>
          </table:table-cell>
          <table:table-cell table:formula="of:=[.F114]-[.F1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45" calcext:value-type="float">
            <text:p>45</text:p>
          </table:table-cell>
          <table:table-cell office:value-type="float" office:value="10784900" calcext:value-type="float">
            <text:p>1078490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2</text:p>
          </table:table-cell>
          <table:table-cell table:style-name="ce2"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38" calcext:value-type="float">
            <text:p>38</text:p>
          </table:table-cell>
          <table:table-cell office:value-type="float" office:value="45534921" calcext:value-type="float">
            <text:p>45534921</text:p>
          </table:table-cell>
          <table:table-cell table:formula="of:=[.F116]-[.F117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1" calcext:value-type="float">
            <text:p>1</text:p>
          </table:table-cell>
          <table:table-cell office:value-type="float" office:value="5631958" calcext:value-type="float">
            <text:p>563195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1375278" calcext:value-type="float">
            <text:p>1375278</text:p>
          </table:table-cell>
          <table:table-cell table:formula="of:=[.F118]-[.F1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270" calcext:value-type="float">
            <text:p>270</text:p>
          </table:table-cell>
          <table:table-cell office:value-type="float" office:value="4942464" calcext:value-type="float">
            <text:p>494246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270" calcext:value-type="float">
            <text:p>270</text:p>
          </table:table-cell>
          <table:table-cell office:value-type="float" office:value="1298312" calcext:value-type="float">
            <text:p>1298312</text:p>
          </table:table-cell>
          <table:table-cell table:formula="of:=[.F120]-[.F1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643" calcext:value-type="float">
            <text:p>643</text:p>
          </table:table-cell>
          <table:table-cell office:value-type="float" office:value="4445902" calcext:value-type="float">
            <text:p>444590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643" calcext:value-type="float">
            <text:p>643</text:p>
          </table:table-cell>
          <table:table-cell office:value-type="float" office:value="1170000" calcext:value-type="float">
            <text:p>1170000</text:p>
          </table:table-cell>
          <table:table-cell table:formula="of:=[.F122]-[.F1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995" calcext:value-type="float">
            <text:p>995</text:p>
          </table:table-cell>
          <table:table-cell office:value-type="float" office:value="4101190" calcext:value-type="float">
            <text:p>410119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995" calcext:value-type="float">
            <text:p>995</text:p>
          </table:table-cell>
          <table:table-cell office:value-type="float" office:value="1038351" calcext:value-type="float">
            <text:p>1038351</text:p>
          </table:table-cell>
          <table:table-cell table:formula="of:=[.F124]-[.F1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1369" calcext:value-type="float">
            <text:p>1369</text:p>
          </table:table-cell>
          <table:table-cell office:value-type="float" office:value="3701014" calcext:value-type="float">
            <text:p>370101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1369" calcext:value-type="float">
            <text:p>1369</text:p>
          </table:table-cell>
          <table:table-cell office:value-type="float" office:value="877899" calcext:value-type="float">
            <text:p>877899</text:p>
          </table:table-cell>
          <table:table-cell table:formula="of:=[.F126]-[.F1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1736" calcext:value-type="float">
            <text:p>1736</text:p>
          </table:table-cell>
          <table:table-cell office:value-type="float" office:value="3154738" calcext:value-type="float">
            <text:p>315473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1736" calcext:value-type="float">
            <text:p>1736</text:p>
          </table:table-cell>
          <table:table-cell office:value-type="float" office:value="717284" calcext:value-type="float">
            <text:p>717284</text:p>
          </table:table-cell>
          <table:table-cell table:formula="of:=[.F128]-[.F12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2090" calcext:value-type="float">
            <text:p>2090</text:p>
          </table:table-cell>
          <table:table-cell office:value-type="float" office:value="2403906" calcext:value-type="float">
            <text:p>240390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2090" calcext:value-type="float">
            <text:p>2090</text:p>
          </table:table-cell>
          <table:table-cell office:value-type="float" office:value="516111" calcext:value-type="float">
            <text:p>516111</text:p>
          </table:table-cell>
          <table:table-cell table:formula="of:=[.F130]-[.F1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2376" calcext:value-type="float">
            <text:p>2376</text:p>
          </table:table-cell>
          <table:table-cell office:value-type="float" office:value="1594798" calcext:value-type="float">
            <text:p>159479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2376" calcext:value-type="float">
            <text:p>2376</text:p>
          </table:table-cell>
          <table:table-cell office:value-type="float" office:value="316734" calcext:value-type="float">
            <text:p>316734</text:p>
          </table:table-cell>
          <table:table-cell table:formula="of:=[.F132]-[.F1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2701" calcext:value-type="float">
            <text:p>2701</text:p>
          </table:table-cell>
          <table:table-cell office:value-type="float" office:value="786160" calcext:value-type="float">
            <text:p>78616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2701" calcext:value-type="float">
            <text:p>2701</text:p>
          </table:table-cell>
          <table:table-cell office:value-type="float" office:value="157377" calcext:value-type="float">
            <text:p>157377</text:p>
          </table:table-cell>
          <table:table-cell table:formula="of:=[.F134]-[.F13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3008" calcext:value-type="float">
            <text:p>3008</text:p>
          </table:table-cell>
          <table:table-cell office:value-type="float" office:value="109030" calcext:value-type="float">
            <text:p>10903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3008" calcext:value-type="float">
            <text:p>3008</text:p>
          </table:table-cell>
          <table:table-cell office:value-type="float" office:value="7687" calcext:value-type="float">
            <text:p>7687</text:p>
          </table:table-cell>
          <table:table-cell table:formula="of:=[.F136]-[.F1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274" calcext:value-type="float">
            <text:p>274</text:p>
          </table:table-cell>
          <table:table-cell office:value-type="float" office:value="147361" calcext:value-type="float">
            <text:p>14736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124" calcext:value-type="float">
            <text:p>124</text:p>
          </table:table-cell>
          <table:table-cell office:value-type="float" office:value="592658" calcext:value-type="float">
            <text:p>592658</text:p>
          </table:table-cell>
          <table:table-cell table:formula="of:=[.F138]-[.F139]"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110" calcext:value-type="float">
            <text:p>110</text:p>
          </table:table-cell>
          <table:table-cell office:value-type="float" office:value="1030465" calcext:value-type="float">
            <text:p>103046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40" calcext:value-type="float">
            <text:p>40</text:p>
          </table:table-cell>
          <table:table-cell office:value-type="float" office:value="3687122" calcext:value-type="float">
            <text:p>3687122</text:p>
          </table:table-cell>
          <table:table-cell table:formula="of:=[.F140]-[.F141]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62" calcext:value-type="float">
            <text:p>62</text:p>
          </table:table-cell>
          <table:table-cell office:value-type="float" office:value="1821805" calcext:value-type="float">
            <text:p>182180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18" calcext:value-type="float">
            <text:p>18</text:p>
          </table:table-cell>
          <table:table-cell office:value-type="float" office:value="4417743" calcext:value-type="float">
            <text:p>4417743</text:p>
          </table:table-cell>
          <table:table-cell table:formula="of:=[.F142]-[.F143]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42" calcext:value-type="float">
            <text:p>42</text:p>
          </table:table-cell>
          <table:table-cell office:value-type="float" office:value="2585336" calcext:value-type="float">
            <text:p>258533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9" calcext:value-type="float">
            <text:p>9</text:p>
          </table:table-cell>
          <table:table-cell office:value-type="float" office:value="4717434" calcext:value-type="float">
            <text:p>4717434</text:p>
          </table:table-cell>
          <table:table-cell table:formula="of:=[.F144]-[.F145]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31" calcext:value-type="float">
            <text:p>31</text:p>
          </table:table-cell>
          <table:table-cell office:value-type="float" office:value="3333470" calcext:value-type="float">
            <text:p>333347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6" calcext:value-type="float">
            <text:p>6</text:p>
          </table:table-cell>
          <table:table-cell office:value-type="float" office:value="4812542" calcext:value-type="float">
            <text:p>4812542</text:p>
          </table:table-cell>
          <table:table-cell table:formula="of:=[.F146]-[.F147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25" calcext:value-type="float">
            <text:p>25</text:p>
          </table:table-cell>
          <table:table-cell office:value-type="float" office:value="192291" calcext:value-type="float">
            <text:p>19229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3" calcext:value-type="float">
            <text:p>3</text:p>
          </table:table-cell>
          <table:table-cell office:value-type="float" office:value="9633" calcext:value-type="float">
            <text:p>9633</text:p>
          </table:table-cell>
          <table:table-cell table:formula="of:=[.F148]-[.F149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19" calcext:value-type="float">
            <text:p>19</text:p>
          </table:table-cell>
          <table:table-cell office:value-type="float" office:value="978679" calcext:value-type="float">
            <text:p>97867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3" calcext:value-type="float">
            <text:p>3</text:p>
          </table:table-cell>
          <table:table-cell office:value-type="float" office:value="36979" calcext:value-type="float">
            <text:p>36979</text:p>
          </table:table-cell>
          <table:table-cell table:formula="of:=[.F150]-[.F151]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17" calcext:value-type="float">
            <text:p>17</text:p>
          </table:table-cell>
          <table:table-cell office:value-type="float" office:value="1720572" calcext:value-type="float">
            <text:p>172057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2" calcext:value-type="float">
            <text:p>2</text:p>
          </table:table-cell>
          <table:table-cell office:value-type="float" office:value="51460" calcext:value-type="float">
            <text:p>51460</text:p>
          </table:table-cell>
          <table:table-cell table:formula="of:=[.F152]-[.F153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15" calcext:value-type="float">
            <text:p>15</text:p>
          </table:table-cell>
          <table:table-cell office:value-type="float" office:value="2449587" calcext:value-type="float">
            <text:p>2449587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61145" calcext:value-type="float">
            <text:p>61145</text:p>
          </table:table-cell>
          <table:table-cell table:formula="of:=[.F154]-[.F155]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1" calcext:value-type="float">
            <text:p>1</text:p>
          </table:table-cell>
          <table:table-cell office:value-type="float" office:value="137299" calcext:value-type="float">
            <text:p>13729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3944" calcext:value-type="float">
            <text:p>3944</text:p>
          </table:table-cell>
          <table:table-cell table:formula="of:=[.F156]-[.F15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2" calcext:value-type="float">
            <text:p>2</text:p>
          </table:table-cell>
          <table:table-cell office:value-type="float" office:value="1223920" calcext:value-type="float">
            <text:p>122392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2" calcext:value-type="float">
            <text:p>2</text:p>
          </table:table-cell>
          <table:table-cell office:value-type="float" office:value="42392" calcext:value-type="float">
            <text:p>42392</text:p>
          </table:table-cell>
          <table:table-cell table:formula="of:=[.F158]-[.F1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4" calcext:value-type="float">
            <text:p>4</text:p>
          </table:table-cell>
          <table:table-cell office:value-type="float" office:value="1776895" calcext:value-type="float">
            <text:p>177689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3" calcext:value-type="float">
            <text:p>3</text:p>
          </table:table-cell>
          <table:table-cell office:value-type="float" office:value="213926" calcext:value-type="float">
            <text:p>213926</text:p>
          </table:table-cell>
          <table:table-cell table:formula="of:=[.F160]-[.F16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8" calcext:value-type="float">
            <text:p>8</text:p>
          </table:table-cell>
          <table:table-cell office:value-type="float" office:value="2493791" calcext:value-type="float">
            <text:p>249379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8" calcext:value-type="float">
            <text:p>8</text:p>
          </table:table-cell>
          <table:table-cell office:value-type="float" office:value="706050" calcext:value-type="float">
            <text:p>706050</text:p>
          </table:table-cell>
          <table:table-cell table:formula="of:=[.F162]-[.F1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15" calcext:value-type="float">
            <text:p>15</text:p>
          </table:table-cell>
          <table:table-cell office:value-type="float" office:value="3289951" calcext:value-type="float">
            <text:p>3289951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15" calcext:value-type="float">
            <text:p>15</text:p>
          </table:table-cell>
          <table:table-cell office:value-type="float" office:value="1689763" calcext:value-type="float">
            <text:p>1689763</text:p>
          </table:table-cell>
          <table:table-cell table:formula="of:=[.F164]-[.F16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23" calcext:value-type="float">
            <text:p>23</text:p>
          </table:table-cell>
          <table:table-cell office:value-type="float" office:value="4207764" calcext:value-type="float">
            <text:p>420776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24" calcext:value-type="float">
            <text:p>24</text:p>
          </table:table-cell>
          <table:table-cell office:value-type="float" office:value="4271361" calcext:value-type="float">
            <text:p>4271361</text:p>
          </table:table-cell>
          <table:table-cell table:formula="of:=[.F166]-[.F167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30" calcext:value-type="float">
            <text:p>30</text:p>
          </table:table-cell>
          <table:table-cell office:value-type="float" office:value="5278494" calcext:value-type="float">
            <text:p>527849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31" calcext:value-type="float">
            <text:p>31</text:p>
          </table:table-cell>
          <table:table-cell office:value-type="float" office:value="8859277" calcext:value-type="float">
            <text:p>8859277</text:p>
          </table:table-cell>
          <table:table-cell table:formula="of:=[.F168]-[.F169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45" calcext:value-type="float">
            <text:p>45</text:p>
          </table:table-cell>
          <table:table-cell office:value-type="float" office:value="6558925" calcext:value-type="float">
            <text:p>655892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45" calcext:value-type="float">
            <text:p>45</text:p>
          </table:table-cell>
          <table:table-cell office:value-type="float" office:value="16611192" calcext:value-type="float">
            <text:p>16611192</text:p>
          </table:table-cell>
          <table:table-cell table:formula="of:=[.F170]-[.F17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68" calcext:value-type="float">
            <text:p>68</text:p>
          </table:table-cell>
          <table:table-cell office:value-type="float" office:value="7936635" calcext:value-type="float">
            <text:p>793663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66" calcext:value-type="float">
            <text:p>66</text:p>
          </table:table-cell>
          <table:table-cell office:value-type="float" office:value="28543610" calcext:value-type="float">
            <text:p>28543610</text:p>
          </table:table-cell>
          <table:table-cell table:formula="of:=[.F172]-[.F17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82" calcext:value-type="float">
            <text:p>82</text:p>
          </table:table-cell>
          <table:table-cell office:value-type="float" office:value="9394579" calcext:value-type="float">
            <text:p>939457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logCatalog3</text:p>
          </table:table-cell>
          <table:table-cell table:style-name="ce2"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80" calcext:value-type="float">
            <text:p>80</text:p>
          </table:table-cell>
          <table:table-cell office:value-type="float" office:value="45549331" calcext:value-type="float">
            <text:p>45549331</text:p>
          </table:table-cell>
          <table:table-cell table:formula="of:=[.F174]-[.F17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6" calcext:value-type="float">
            <text:p>6</text:p>
          </table:table-cell>
          <table:table-cell office:value-type="float" office:value="5816472" calcext:value-type="float">
            <text:p>581647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6" calcext:value-type="float">
            <text:p>6</text:p>
          </table:table-cell>
          <table:table-cell office:value-type="float" office:value="1376424" calcext:value-type="float">
            <text:p>1376424</text:p>
          </table:table-cell>
          <table:table-cell table:formula="of:=[.F176]-[.F17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7561" calcext:value-type="float">
            <text:p>7561</text:p>
          </table:table-cell>
          <table:table-cell office:value-type="float" office:value="4945082" calcext:value-type="float">
            <text:p>494508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7561" calcext:value-type="float">
            <text:p>7561</text:p>
          </table:table-cell>
          <table:table-cell office:value-type="float" office:value="1299312" calcext:value-type="float">
            <text:p>1299312</text:p>
          </table:table-cell>
          <table:table-cell table:formula="of:=[.F178]-[.F17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19630" calcext:value-type="float">
            <text:p>19630</text:p>
          </table:table-cell>
          <table:table-cell office:value-type="float" office:value="4449119" calcext:value-type="float">
            <text:p>444911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19630" calcext:value-type="float">
            <text:p>19630</text:p>
          </table:table-cell>
          <table:table-cell office:value-type="float" office:value="1173133" calcext:value-type="float">
            <text:p>1173133</text:p>
          </table:table-cell>
          <table:table-cell table:formula="of:=[.F180]-[.F18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23647" calcext:value-type="float">
            <text:p>23647</text:p>
          </table:table-cell>
          <table:table-cell office:value-type="float" office:value="4104940" calcext:value-type="float">
            <text:p>410494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23647" calcext:value-type="float">
            <text:p>23647</text:p>
          </table:table-cell>
          <table:table-cell office:value-type="float" office:value="1044543" calcext:value-type="float">
            <text:p>1044543</text:p>
          </table:table-cell>
          <table:table-cell table:formula="of:=[.F182]-[.F18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27242" calcext:value-type="float">
            <text:p>27242</text:p>
          </table:table-cell>
          <table:table-cell office:value-type="float" office:value="3705190" calcext:value-type="float">
            <text:p>370519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27242" calcext:value-type="float">
            <text:p>27242</text:p>
          </table:table-cell>
          <table:table-cell office:value-type="float" office:value="883992" calcext:value-type="float">
            <text:p>883992</text:p>
          </table:table-cell>
          <table:table-cell table:formula="of:=[.F184]-[.F1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30850" calcext:value-type="float">
            <text:p>30850</text:p>
          </table:table-cell>
          <table:table-cell office:value-type="float" office:value="3159024" calcext:value-type="float">
            <text:p>315902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30850" calcext:value-type="float">
            <text:p>30850</text:p>
          </table:table-cell>
          <table:table-cell office:value-type="float" office:value="731653" calcext:value-type="float">
            <text:p>731653</text:p>
          </table:table-cell>
          <table:table-cell table:formula="of:=[.F186]-[.F18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34503" calcext:value-type="float">
            <text:p>34503</text:p>
          </table:table-cell>
          <table:table-cell office:value-type="float" office:value="2409166" calcext:value-type="float">
            <text:p>240916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34503" calcext:value-type="float">
            <text:p>34503</text:p>
          </table:table-cell>
          <table:table-cell office:value-type="float" office:value="546516" calcext:value-type="float">
            <text:p>546516</text:p>
          </table:table-cell>
          <table:table-cell table:formula="of:=[.F188]-[.F18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37815" calcext:value-type="float">
            <text:p>37815</text:p>
          </table:table-cell>
          <table:table-cell office:value-type="float" office:value="1599905" calcext:value-type="float">
            <text:p>159990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37816" calcext:value-type="float">
            <text:p>37816</text:p>
          </table:table-cell>
          <table:table-cell office:value-type="float" office:value="348283" calcext:value-type="float">
            <text:p>348283</text:p>
          </table:table-cell>
          <table:table-cell table:formula="of:=[.F190]-[.F191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40725" calcext:value-type="float">
            <text:p>40725</text:p>
          </table:table-cell>
          <table:table-cell office:value-type="float" office:value="792187" calcext:value-type="float">
            <text:p>792187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40725" calcext:value-type="float">
            <text:p>40725</text:p>
          </table:table-cell>
          <table:table-cell office:value-type="float" office:value="183532" calcext:value-type="float">
            <text:p>183532</text:p>
          </table:table-cell>
          <table:table-cell table:formula="of:=[.F192]-[.F19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43122" calcext:value-type="float">
            <text:p>43122</text:p>
          </table:table-cell>
          <table:table-cell office:value-type="float" office:value="115677" calcext:value-type="float">
            <text:p>115677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43127" calcext:value-type="float">
            <text:p>43127</text:p>
          </table:table-cell>
          <table:table-cell office:value-type="float" office:value="34562" calcext:value-type="float">
            <text:p>34562</text:p>
          </table:table-cell>
          <table:table-cell table:formula="of:=[.F194]-[.F195]"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1445" calcext:value-type="float">
            <text:p>1445</text:p>
          </table:table-cell>
          <table:table-cell office:value-type="float" office:value="285026" calcext:value-type="float">
            <text:p>28502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183" calcext:value-type="float">
            <text:p>183</text:p>
          </table:table-cell>
          <table:table-cell office:value-type="float" office:value="919551" calcext:value-type="float">
            <text:p>919551</text:p>
          </table:table-cell>
          <table:table-cell table:formula="of:=[.F196]-[.F197]" office:value-type="float" office:value="1262" calcext:value-type="float">
            <text:p>126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394" calcext:value-type="float">
            <text:p>394</text:p>
          </table:table-cell>
          <table:table-cell office:value-type="float" office:value="1139723" calcext:value-type="float">
            <text:p>1139723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18" calcext:value-type="float">
            <text:p>18</text:p>
          </table:table-cell>
          <table:table-cell office:value-type="float" office:value="3718879" calcext:value-type="float">
            <text:p>3718879</text:p>
          </table:table-cell>
          <table:table-cell table:formula="of:=[.F198]-[.F199]" office:value-type="float" office:value="376" calcext:value-type="float">
            <text:p>37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170" calcext:value-type="float">
            <text:p>170</text:p>
          </table:table-cell>
          <table:table-cell office:value-type="float" office:value="1925732" calcext:value-type="float">
            <text:p>192573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2" calcext:value-type="float">
            <text:p>2</text:p>
          </table:table-cell>
          <table:table-cell office:value-type="float" office:value="4419561" calcext:value-type="float">
            <text:p>4419561</text:p>
          </table:table-cell>
          <table:table-cell table:formula="of:=[.F200]-[.F201]" office:value-type="float" office:value="168" calcext:value-type="float">
            <text:p>16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102" calcext:value-type="float">
            <text:p>102</text:p>
          </table:table-cell>
          <table:table-cell office:value-type="float" office:value="2684016" calcext:value-type="float">
            <text:p>268401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4719248" calcext:value-type="float">
            <text:p>4719248</text:p>
          </table:table-cell>
          <table:table-cell table:formula="of:=[.F202]-[.F203]"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1" calcext:value-type="float">
            <text:p>1</text:p>
          </table:table-cell>
          <table:table-cell office:value-type="float" office:value="3391393" calcext:value-type="float">
            <text:p>3391393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4814123" calcext:value-type="float">
            <text:p>4814123</text:p>
          </table:table-cell>
          <table:table-cell table:formula="of:=[.F204]-[.F2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1" calcext:value-type="float">
            <text:p>1</text:p>
          </table:table-cell>
          <table:table-cell office:value-type="float" office:value="273372" calcext:value-type="float">
            <text:p>27337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11052" calcext:value-type="float">
            <text:p>11052</text:p>
          </table:table-cell>
          <table:table-cell table:formula="of:=[.F206]-[.F20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1" calcext:value-type="float">
            <text:p>1</text:p>
          </table:table-cell>
          <table:table-cell office:value-type="float" office:value="1052184" calcext:value-type="float">
            <text:p>105218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38723" calcext:value-type="float">
            <text:p>38723</text:p>
          </table:table-cell>
          <table:table-cell table:formula="of:=[.F208]-[.F20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1" calcext:value-type="float">
            <text:p>1</text:p>
          </table:table-cell>
          <table:table-cell office:value-type="float" office:value="1783874" calcext:value-type="float">
            <text:p>178387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52577" calcext:value-type="float">
            <text:p>52577</text:p>
          </table:table-cell>
          <table:table-cell table:formula="of:=[.F210]-[.F2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1" calcext:value-type="float">
            <text:p>1</text:p>
          </table:table-cell>
          <table:table-cell office:value-type="float" office:value="2517947" calcext:value-type="float">
            <text:p>2517947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62310" calcext:value-type="float">
            <text:p>62310</text:p>
          </table:table-cell>
          <table:table-cell table:formula="of:=[.F212]-[.F2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1" calcext:value-type="float">
            <text:p>1</text:p>
          </table:table-cell>
          <table:table-cell office:value-type="float" office:value="278575" calcext:value-type="float">
            <text:p>27857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5538" calcext:value-type="float">
            <text:p>5538</text:p>
          </table:table-cell>
          <table:table-cell table:formula="of:=[.F214]-[.F2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2" calcext:value-type="float">
            <text:p>2</text:p>
          </table:table-cell>
          <table:table-cell office:value-type="float" office:value="347545" calcext:value-type="float">
            <text:p>347545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2" calcext:value-type="float">
            <text:p>2</text:p>
          </table:table-cell>
          <table:table-cell office:value-type="float" office:value="44669" calcext:value-type="float">
            <text:p>44669</text:p>
          </table:table-cell>
          <table:table-cell table:formula="of:=[.F216]-[.F2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10" calcext:value-type="float">
            <text:p>10</text:p>
          </table:table-cell>
          <table:table-cell office:value-type="float" office:value="1821609" calcext:value-type="float">
            <text:p>182160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10" calcext:value-type="float">
            <text:p>10</text:p>
          </table:table-cell>
          <table:table-cell office:value-type="float" office:value="220376" calcext:value-type="float">
            <text:p>220376</text:p>
          </table:table-cell>
          <table:table-cell table:formula="of:=[.F218]-[.F2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37" calcext:value-type="float">
            <text:p>37</text:p>
          </table:table-cell>
          <table:table-cell office:value-type="float" office:value="2562040" calcext:value-type="float">
            <text:p>2562040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37" calcext:value-type="float">
            <text:p>37</text:p>
          </table:table-cell>
          <table:table-cell office:value-type="float" office:value="729333" calcext:value-type="float">
            <text:p>729333</text:p>
          </table:table-cell>
          <table:table-cell table:formula="of:=[.F220]-[.F2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78" calcext:value-type="float">
            <text:p>78</text:p>
          </table:table-cell>
          <table:table-cell office:value-type="float" office:value="3364048" calcext:value-type="float">
            <text:p>3364048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78" calcext:value-type="float">
            <text:p>78</text:p>
          </table:table-cell>
          <table:table-cell office:value-type="float" office:value="1740394" calcext:value-type="float">
            <text:p>1740394</text:p>
          </table:table-cell>
          <table:table-cell table:formula="of:=[.F222]-[.F2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198" calcext:value-type="float">
            <text:p>198</text:p>
          </table:table-cell>
          <table:table-cell office:value-type="float" office:value="4296343" calcext:value-type="float">
            <text:p>4296343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192" calcext:value-type="float">
            <text:p>192</text:p>
          </table:table-cell>
          <table:table-cell office:value-type="float" office:value="4342630" calcext:value-type="float">
            <text:p>4342630</text:p>
          </table:table-cell>
          <table:table-cell table:formula="of:=[.F224]-[.F22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411" calcext:value-type="float">
            <text:p>411</text:p>
          </table:table-cell>
          <table:table-cell office:value-type="float" office:value="5407754" calcext:value-type="float">
            <text:p>540775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400" calcext:value-type="float">
            <text:p>400</text:p>
          </table:table-cell>
          <table:table-cell office:value-type="float" office:value="9001314" calcext:value-type="float">
            <text:p>9001314</text:p>
          </table:table-cell>
          <table:table-cell table:formula="of:=[.F226]-[.F227]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678" calcext:value-type="float">
            <text:p>678</text:p>
          </table:table-cell>
          <table:table-cell office:value-type="float" office:value="6722429" calcext:value-type="float">
            <text:p>6722429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675" calcext:value-type="float">
            <text:p>675</text:p>
          </table:table-cell>
          <table:table-cell office:value-type="float" office:value="16851241" calcext:value-type="float">
            <text:p>16851241</text:p>
          </table:table-cell>
          <table:table-cell table:formula="of:=[.F228]-[.F229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956" calcext:value-type="float">
            <text:p>956</text:p>
          </table:table-cell>
          <table:table-cell office:value-type="float" office:value="8119012" calcext:value-type="float">
            <text:p>8119012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961" calcext:value-type="float">
            <text:p>961</text:p>
          </table:table-cell>
          <table:table-cell office:value-type="float" office:value="28924425" calcext:value-type="float">
            <text:p>28924425</text:p>
          </table:table-cell>
          <table:table-cell table:formula="of:=[.F230]-[.F231]" office:value-type="float" office:value="-5" calcext:value-type="float">
            <text:p>-5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1199" calcext:value-type="float">
            <text:p>1199</text:p>
          </table:table-cell>
          <table:table-cell office:value-type="float" office:value="9543444" calcext:value-type="float">
            <text:p>9543444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Big</text:p>
          </table:table-cell>
          <table:table-cell table:style-name="ce2" office:value-type="string" calcext:value-type="string">
            <text:p>BuzzNet</text:p>
          </table:table-cell>
          <table:table-cell table:style-name="ce2"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1211" calcext:value-type="float">
            <text:p>1211</text:p>
          </table:table-cell>
          <table:table-cell office:value-type="float" office:value="45969790" calcext:value-type="float">
            <text:p>45969790</text:p>
          </table:table-cell>
          <table:table-cell table:formula="of:=[.F232]-[.F233]" office:value-type="float" office:value="-12" calcext:value-type="float">
            <text:p>-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58877" calcext:value-type="float">
            <text:p>58877</text:p>
          </table:table-cell>
          <table:table-cell office:value-type="float" office:value="5865036" calcext:value-type="float">
            <text:p>58650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58870" calcext:value-type="float">
            <text:p>58870</text:p>
          </table:table-cell>
          <table:table-cell office:value-type="float" office:value="1377107" calcext:value-type="float">
            <text:p>1377107</text:p>
          </table:table-cell>
          <table:table-cell table:formula="of:=[.F234]-[.F235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76681" calcext:value-type="float">
            <text:p>76681</text:p>
          </table:table-cell>
          <table:table-cell office:value-type="float" office:value="5035873" calcext:value-type="float">
            <text:p>5035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76681" calcext:value-type="float">
            <text:p>76681</text:p>
          </table:table-cell>
          <table:table-cell office:value-type="float" office:value="1314359" calcext:value-type="float">
            <text:p>1314359</text:p>
          </table:table-cell>
          <table:table-cell table:formula="of:=[.F236]-[.F23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84478" calcext:value-type="float">
            <text:p>84478</text:p>
          </table:table-cell>
          <table:table-cell office:value-type="float" office:value="4557649" calcext:value-type="float">
            <text:p>45576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84477" calcext:value-type="float">
            <text:p>84477</text:p>
          </table:table-cell>
          <table:table-cell office:value-type="float" office:value="1186732" calcext:value-type="float">
            <text:p>1186732</text:p>
          </table:table-cell>
          <table:table-cell table:formula="of:=[.F238]-[.F23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88704" calcext:value-type="float">
            <text:p>88704</text:p>
          </table:table-cell>
          <table:table-cell office:value-type="float" office:value="4219912" calcext:value-type="float">
            <text:p>4219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88702" calcext:value-type="float">
            <text:p>88702</text:p>
          </table:table-cell>
          <table:table-cell office:value-type="float" office:value="1056695" calcext:value-type="float">
            <text:p>1056695</text:p>
          </table:table-cell>
          <table:table-cell table:formula="of:=[.F240]-[.F24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91423" calcext:value-type="float">
            <text:p>91423</text:p>
          </table:table-cell>
          <table:table-cell office:value-type="float" office:value="3828373" calcext:value-type="float">
            <text:p>38283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91423" calcext:value-type="float">
            <text:p>91423</text:p>
          </table:table-cell>
          <table:table-cell office:value-type="float" office:value="896194" calcext:value-type="float">
            <text:p>896194</text:p>
          </table:table-cell>
          <table:table-cell table:formula="of:=[.F242]-[.F2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93376" calcext:value-type="float">
            <text:p>93376</text:p>
          </table:table-cell>
          <table:table-cell office:value-type="float" office:value="3293614" calcext:value-type="float">
            <text:p>32936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93375" calcext:value-type="float">
            <text:p>93375</text:p>
          </table:table-cell>
          <table:table-cell office:value-type="float" office:value="741351" calcext:value-type="float">
            <text:p>741351</text:p>
          </table:table-cell>
          <table:table-cell table:formula="of:=[.F244]-[.F24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94696" calcext:value-type="float">
            <text:p>94696</text:p>
          </table:table-cell>
          <table:table-cell office:value-type="float" office:value="2580557" calcext:value-type="float">
            <text:p>25805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94696" calcext:value-type="float">
            <text:p>94696</text:p>
          </table:table-cell>
          <table:table-cell office:value-type="float" office:value="552749" calcext:value-type="float">
            <text:p>552749</text:p>
          </table:table-cell>
          <table:table-cell table:formula="of:=[.F246]-[.F2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95758" calcext:value-type="float">
            <text:p>95758</text:p>
          </table:table-cell>
          <table:table-cell office:value-type="float" office:value="1776928" calcext:value-type="float">
            <text:p>17769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95757" calcext:value-type="float">
            <text:p>95757</text:p>
          </table:table-cell>
          <table:table-cell office:value-type="float" office:value="352736" calcext:value-type="float">
            <text:p>352736</text:p>
          </table:table-cell>
          <table:table-cell table:formula="of:=[.F248]-[.F24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96609" calcext:value-type="float">
            <text:p>96609</text:p>
          </table:table-cell>
          <table:table-cell office:value-type="float" office:value="933115" calcext:value-type="float">
            <text:p>9331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96609" calcext:value-type="float">
            <text:p>96609</text:p>
          </table:table-cell>
          <table:table-cell office:value-type="float" office:value="188164" calcext:value-type="float">
            <text:p>188164</text:p>
          </table:table-cell>
          <table:table-cell table:formula="of:=[.F250]-[.F2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97297" calcext:value-type="float">
            <text:p>97297</text:p>
          </table:table-cell>
          <table:table-cell office:value-type="float" office:value="287564" calcext:value-type="float">
            <text:p>2875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97297" calcext:value-type="float">
            <text:p>97297</text:p>
          </table:table-cell>
          <table:table-cell office:value-type="float" office:value="37550" calcext:value-type="float">
            <text:p>37550</text:p>
          </table:table-cell>
          <table:table-cell table:formula="of:=[.F252]-[.F2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1725" calcext:value-type="float">
            <text:p>1725</text:p>
          </table:table-cell>
          <table:table-cell office:value-type="float" office:value="309942" calcext:value-type="float">
            <text:p>3099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694" calcext:value-type="float">
            <text:p>694</text:p>
          </table:table-cell>
          <table:table-cell office:value-type="float" office:value="954396" calcext:value-type="float">
            <text:p>954396</text:p>
          </table:table-cell>
          <table:table-cell table:formula="of:=[.F254]-[.F255]" office:value-type="float" office:value="1031" calcext:value-type="float">
            <text:p>10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610" calcext:value-type="float">
            <text:p>610</text:p>
          </table:table-cell>
          <table:table-cell office:value-type="float" office:value="1159113" calcext:value-type="float">
            <text:p>11591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184" calcext:value-type="float">
            <text:p>184</text:p>
          </table:table-cell>
          <table:table-cell office:value-type="float" office:value="3724934" calcext:value-type="float">
            <text:p>3724934</text:p>
          </table:table-cell>
          <table:table-cell table:formula="of:=[.F256]-[.F257]" office:value-type="float" office:value="426" calcext:value-type="float">
            <text:p>4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318" calcext:value-type="float">
            <text:p>318</text:p>
          </table:table-cell>
          <table:table-cell office:value-type="float" office:value="1942669" calcext:value-type="float">
            <text:p>19426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104" calcext:value-type="float">
            <text:p>104</text:p>
          </table:table-cell>
          <table:table-cell office:value-type="float" office:value="4421677" calcext:value-type="float">
            <text:p>4421677</text:p>
          </table:table-cell>
          <table:table-cell table:formula="of:=[.F258]-[.F259]" office:value-type="float" office:value="214" calcext:value-type="float">
            <text:p>21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228" calcext:value-type="float">
            <text:p>228</text:p>
          </table:table-cell>
          <table:table-cell office:value-type="float" office:value="2702320" calcext:value-type="float">
            <text:p>27023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80" calcext:value-type="float">
            <text:p>80</text:p>
          </table:table-cell>
          <table:table-cell office:value-type="float" office:value="4720392" calcext:value-type="float">
            <text:p>4720392</text:p>
          </table:table-cell>
          <table:table-cell table:formula="of:=[.F260]-[.F261]" office:value-type="float" office:value="148" calcext:value-type="float">
            <text:p>14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147" calcext:value-type="float">
            <text:p>147</text:p>
          </table:table-cell>
          <table:table-cell office:value-type="float" office:value="3407991" calcext:value-type="float">
            <text:p>34079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65" calcext:value-type="float">
            <text:p>65</text:p>
          </table:table-cell>
          <table:table-cell office:value-type="float" office:value="4814634" calcext:value-type="float">
            <text:p>4814634</text:p>
          </table:table-cell>
          <table:table-cell table:formula="of:=[.F262]-[.F263]"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72" calcext:value-type="float">
            <text:p>72</text:p>
          </table:table-cell>
          <table:table-cell office:value-type="float" office:value="294342" calcext:value-type="float">
            <text:p>2943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62" calcext:value-type="float">
            <text:p>62</text:p>
          </table:table-cell>
          <table:table-cell office:value-type="float" office:value="13063" calcext:value-type="float">
            <text:p>13063</text:p>
          </table:table-cell>
          <table:table-cell table:formula="of:=[.F264]-[.F265]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68" calcext:value-type="float">
            <text:p>68</text:p>
          </table:table-cell>
          <table:table-cell office:value-type="float" office:value="1069544" calcext:value-type="float">
            <text:p>10695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62" calcext:value-type="float">
            <text:p>62</text:p>
          </table:table-cell>
          <table:table-cell office:value-type="float" office:value="39115" calcext:value-type="float">
            <text:p>39115</text:p>
          </table:table-cell>
          <table:table-cell table:formula="of:=[.F266]-[.F267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67" calcext:value-type="float">
            <text:p>67</text:p>
          </table:table-cell>
          <table:table-cell office:value-type="float" office:value="1801098" calcext:value-type="float">
            <text:p>18010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62" calcext:value-type="float">
            <text:p>62</text:p>
          </table:table-cell>
          <table:table-cell office:value-type="float" office:value="52983" calcext:value-type="float">
            <text:p>52983</text:p>
          </table:table-cell>
          <table:table-cell table:formula="of:=[.F268]-[.F269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67" calcext:value-type="float">
            <text:p>67</text:p>
          </table:table-cell>
          <table:table-cell office:value-type="float" office:value="2534068" calcext:value-type="float">
            <text:p>25340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62" calcext:value-type="float">
            <text:p>62</text:p>
          </table:table-cell>
          <table:table-cell office:value-type="float" office:value="62719" calcext:value-type="float">
            <text:p>62719</text:p>
          </table:table-cell>
          <table:table-cell table:formula="of:=[.F270]-[.F27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65" calcext:value-type="float">
            <text:p>65</text:p>
          </table:table-cell>
          <table:table-cell office:value-type="float" office:value="296271" calcext:value-type="float">
            <text:p>2962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58" calcext:value-type="float">
            <text:p>58</text:p>
          </table:table-cell>
          <table:table-cell office:value-type="float" office:value="6114" calcext:value-type="float">
            <text:p>6114</text:p>
          </table:table-cell>
          <table:table-cell table:formula="of:=[.F272]-[.F273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650" calcext:value-type="float">
            <text:p>650</text:p>
          </table:table-cell>
          <table:table-cell office:value-type="float" office:value="1392129" calcext:value-type="float">
            <text:p>13921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649" calcext:value-type="float">
            <text:p>649</text:p>
          </table:table-cell>
          <table:table-cell office:value-type="float" office:value="61203" calcext:value-type="float">
            <text:p>61203</text:p>
          </table:table-cell>
          <table:table-cell table:formula="of:=[.F274]-[.F27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1602" calcext:value-type="float">
            <text:p>1602</text:p>
          </table:table-cell>
          <table:table-cell office:value-type="float" office:value="1841147" calcext:value-type="float">
            <text:p>1841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1601" calcext:value-type="float">
            <text:p>1601</text:p>
          </table:table-cell>
          <table:table-cell office:value-type="float" office:value="263084" calcext:value-type="float">
            <text:p>263084</text:p>
          </table:table-cell>
          <table:table-cell table:formula="of:=[.F276]-[.F277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2638" calcext:value-type="float">
            <text:p>2638</text:p>
          </table:table-cell>
          <table:table-cell office:value-type="float" office:value="2583018" calcext:value-type="float">
            <text:p>2583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2648" calcext:value-type="float">
            <text:p>2648</text:p>
          </table:table-cell>
          <table:table-cell office:value-type="float" office:value="807928" calcext:value-type="float">
            <text:p>807928</text:p>
          </table:table-cell>
          <table:table-cell table:formula="of:=[.F278]-[.F279]" office:value-type="float" office:value="-10" calcext:value-type="float">
            <text:p>-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3506" calcext:value-type="float">
            <text:p>3506</text:p>
          </table:table-cell>
          <table:table-cell office:value-type="float" office:value="3394200" calcext:value-type="float">
            <text:p>3394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3513" calcext:value-type="float">
            <text:p>3513</text:p>
          </table:table-cell>
          <table:table-cell office:value-type="float" office:value="1987237" calcext:value-type="float">
            <text:p>1987237</text:p>
          </table:table-cell>
          <table:table-cell table:formula="of:=[.F280]-[.F281]" office:value-type="float" office:value="-7" calcext:value-type="float">
            <text:p>-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4263" calcext:value-type="float">
            <text:p>4263</text:p>
          </table:table-cell>
          <table:table-cell office:value-type="float" office:value="4333239" calcext:value-type="float">
            <text:p>43332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4270" calcext:value-type="float">
            <text:p>4270</text:p>
          </table:table-cell>
          <table:table-cell office:value-type="float" office:value="4709291" calcext:value-type="float">
            <text:p>4709291</text:p>
          </table:table-cell>
          <table:table-cell table:formula="of:=[.F282]-[.F283]" office:value-type="float" office:value="-7" calcext:value-type="float">
            <text:p>-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4935" calcext:value-type="float">
            <text:p>4935</text:p>
          </table:table-cell>
          <table:table-cell office:value-type="float" office:value="5446874" calcext:value-type="float">
            <text:p>54468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4944" calcext:value-type="float">
            <text:p>4944</text:p>
          </table:table-cell>
          <table:table-cell office:value-type="float" office:value="9539467" calcext:value-type="float">
            <text:p>9539467</text:p>
          </table:table-cell>
          <table:table-cell table:formula="of:=[.F284]-[.F285]" office:value-type="float" office:value="-9" calcext:value-type="float">
            <text:p>-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5523" calcext:value-type="float">
            <text:p>5523</text:p>
          </table:table-cell>
          <table:table-cell office:value-type="float" office:value="6759022" calcext:value-type="float">
            <text:p>67590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5548" calcext:value-type="float">
            <text:p>5548</text:p>
          </table:table-cell>
          <table:table-cell office:value-type="float" office:value="17590760" calcext:value-type="float">
            <text:p>17590760</text:p>
          </table:table-cell>
          <table:table-cell table:formula="of:=[.F286]-[.F287]" office:value-type="float" office:value="-25" calcext:value-type="float">
            <text:p>-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6011" calcext:value-type="float">
            <text:p>6011</text:p>
          </table:table-cell>
          <table:table-cell office:value-type="float" office:value="8159957" calcext:value-type="float">
            <text:p>81599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6034" calcext:value-type="float">
            <text:p>6034</text:p>
          </table:table-cell>
          <table:table-cell office:value-type="float" office:value="29921328" calcext:value-type="float">
            <text:p>29921328</text:p>
          </table:table-cell>
          <table:table-cell table:formula="of:=[.F288]-[.F289]" office:value-type="float" office:value="-23" calcext:value-type="float">
            <text:p>-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6432" calcext:value-type="float">
            <text:p>6432</text:p>
          </table:table-cell>
          <table:table-cell office:value-type="float" office:value="9583728" calcext:value-type="float">
            <text:p>95837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elicious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6467" calcext:value-type="float">
            <text:p>6467</text:p>
          </table:table-cell>
          <table:table-cell office:value-type="float" office:value="47223896" calcext:value-type="float">
            <text:p>47223896</text:p>
          </table:table-cell>
          <table:table-cell table:formula="of:=[.F290]-[.F291]" office:value-type="float" office:value="-35" calcext:value-type="float">
            <text:p>-3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1" calcext:value-type="float">
            <text:p>1</text:p>
          </table:table-cell>
          <table:table-cell office:value-type="float" office:value="6360926" calcext:value-type="float">
            <text:p>63609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1377455" calcext:value-type="float">
            <text:p>1377455</text:p>
          </table:table-cell>
          <table:table-cell table:formula="of:=[.F292]-[.F29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103158" calcext:value-type="float">
            <text:p>103158</text:p>
          </table:table-cell>
          <table:table-cell office:value-type="float" office:value="5289598" calcext:value-type="float">
            <text:p>52895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103158" calcext:value-type="float">
            <text:p>103158</text:p>
          </table:table-cell>
          <table:table-cell office:value-type="float" office:value="1318284" calcext:value-type="float">
            <text:p>1318284</text:p>
          </table:table-cell>
          <table:table-cell table:formula="of:=[.F294]-[.F2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125197" calcext:value-type="float">
            <text:p>125197</text:p>
          </table:table-cell>
          <table:table-cell office:value-type="float" office:value="4926507" calcext:value-type="float">
            <text:p>49265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125197" calcext:value-type="float">
            <text:p>125197</text:p>
          </table:table-cell>
          <table:table-cell office:value-type="float" office:value="1188747" calcext:value-type="float">
            <text:p>1188747</text:p>
          </table:table-cell>
          <table:table-cell table:formula="of:=[.F296]-[.F29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133846" calcext:value-type="float">
            <text:p>133846</text:p>
          </table:table-cell>
          <table:table-cell office:value-type="float" office:value="4381274" calcext:value-type="float">
            <text:p>43812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133846" calcext:value-type="float">
            <text:p>133846</text:p>
          </table:table-cell>
          <table:table-cell office:value-type="float" office:value="1058604" calcext:value-type="float">
            <text:p>1058604</text:p>
          </table:table-cell>
          <table:table-cell table:formula="of:=[.F298]-[.F29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138187" calcext:value-type="float">
            <text:p>138187</text:p>
          </table:table-cell>
          <table:table-cell office:value-type="float" office:value="3994692" calcext:value-type="float">
            <text:p>39946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138187" calcext:value-type="float">
            <text:p>138187</text:p>
          </table:table-cell>
          <table:table-cell office:value-type="float" office:value="897981" calcext:value-type="float">
            <text:p>897981</text:p>
          </table:table-cell>
          <table:table-cell table:formula="of:=[.F300]-[.F30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140694" calcext:value-type="float">
            <text:p>140694</text:p>
          </table:table-cell>
          <table:table-cell office:value-type="float" office:value="3581343" calcext:value-type="float">
            <text:p>35813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140694" calcext:value-type="float">
            <text:p>140694</text:p>
          </table:table-cell>
          <table:table-cell office:value-type="float" office:value="743256" calcext:value-type="float">
            <text:p>743256</text:p>
          </table:table-cell>
          <table:table-cell table:formula="of:=[.F302]-[.F30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142373" calcext:value-type="float">
            <text:p>142373</text:p>
          </table:table-cell>
          <table:table-cell office:value-type="float" office:value="3057995" calcext:value-type="float">
            <text:p>30579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142373" calcext:value-type="float">
            <text:p>142373</text:p>
          </table:table-cell>
          <table:table-cell office:value-type="float" office:value="554457" calcext:value-type="float">
            <text:p>554457</text:p>
          </table:table-cell>
          <table:table-cell table:formula="of:=[.F304]-[.F3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143514" calcext:value-type="float">
            <text:p>143514</text:p>
          </table:table-cell>
          <table:table-cell office:value-type="float" office:value="2256158" calcext:value-type="float">
            <text:p>2256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143514" calcext:value-type="float">
            <text:p>143514</text:p>
          </table:table-cell>
          <table:table-cell office:value-type="float" office:value="355424" calcext:value-type="float">
            <text:p>355424</text:p>
          </table:table-cell>
          <table:table-cell table:formula="of:=[.F306]-[.F30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144334" calcext:value-type="float">
            <text:p>144334</text:p>
          </table:table-cell>
          <table:table-cell office:value-type="float" office:value="1420779" calcext:value-type="float">
            <text:p>14207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144334" calcext:value-type="float">
            <text:p>144334</text:p>
          </table:table-cell>
          <table:table-cell office:value-type="float" office:value="188960" calcext:value-type="float">
            <text:p>188960</text:p>
          </table:table-cell>
          <table:table-cell table:formula="of:=[.F308]-[.F30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144961" calcext:value-type="float">
            <text:p>144961</text:p>
          </table:table-cell>
          <table:table-cell office:value-type="float" office:value="511612" calcext:value-type="float">
            <text:p>511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144961" calcext:value-type="float">
            <text:p>144961</text:p>
          </table:table-cell>
          <table:table-cell office:value-type="float" office:value="38414" calcext:value-type="float">
            <text:p>38414</text:p>
          </table:table-cell>
          <table:table-cell table:formula="of:=[.F310]-[.F3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5155" calcext:value-type="float">
            <text:p>5155</text:p>
          </table:table-cell>
          <table:table-cell office:value-type="float" office:value="503432" calcext:value-type="float">
            <text:p>5034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3598" calcext:value-type="float">
            <text:p>3598</text:p>
          </table:table-cell>
          <table:table-cell office:value-type="float" office:value="1659088" calcext:value-type="float">
            <text:p>1659088</text:p>
          </table:table-cell>
          <table:table-cell table:formula="of:=[.F312]-[.F313]" office:value-type="float" office:value="1557" calcext:value-type="float">
            <text:p>155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2560" calcext:value-type="float">
            <text:p>2560</text:p>
          </table:table-cell>
          <table:table-cell office:value-type="float" office:value="1392240" calcext:value-type="float">
            <text:p>13922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1492" calcext:value-type="float">
            <text:p>1492</text:p>
          </table:table-cell>
          <table:table-cell office:value-type="float" office:value="3957211" calcext:value-type="float">
            <text:p>3957211</text:p>
          </table:table-cell>
          <table:table-cell table:formula="of:=[.F314]-[.F315]" office:value-type="float" office:value="1068" calcext:value-type="float">
            <text:p>106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1030" calcext:value-type="float">
            <text:p>1030</text:p>
          </table:table-cell>
          <table:table-cell office:value-type="float" office:value="2169924" calcext:value-type="float">
            <text:p>2169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610" calcext:value-type="float">
            <text:p>610</text:p>
          </table:table-cell>
          <table:table-cell office:value-type="float" office:value="4528641" calcext:value-type="float">
            <text:p>4528641</text:p>
          </table:table-cell>
          <table:table-cell table:formula="of:=[.F316]-[.F317]" office:value-type="float" office:value="420" calcext:value-type="float">
            <text:p>4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438" calcext:value-type="float">
            <text:p>438</text:p>
          </table:table-cell>
          <table:table-cell office:value-type="float" office:value="2930277" calcext:value-type="float">
            <text:p>29302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94" calcext:value-type="float">
            <text:p>94</text:p>
          </table:table-cell>
          <table:table-cell office:value-type="float" office:value="4730125" calcext:value-type="float">
            <text:p>4730125</text:p>
          </table:table-cell>
          <table:table-cell table:formula="of:=[.F318]-[.F319]" office:value-type="float" office:value="344" calcext:value-type="float">
            <text:p>3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241" calcext:value-type="float">
            <text:p>241</text:p>
          </table:table-cell>
          <table:table-cell office:value-type="float" office:value="3659445" calcext:value-type="float">
            <text:p>36594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57" calcext:value-type="float">
            <text:p>57</text:p>
          </table:table-cell>
          <table:table-cell office:value-type="float" office:value="4819594" calcext:value-type="float">
            <text:p>4819594</text:p>
          </table:table-cell>
          <table:table-cell table:formula="of:=[.F320]-[.F321]" office:value-type="float" office:value="184" calcext:value-type="float">
            <text:p>1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162" calcext:value-type="float">
            <text:p>162</text:p>
          </table:table-cell>
          <table:table-cell office:value-type="float" office:value="534498" calcext:value-type="float">
            <text:p>5344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42" calcext:value-type="float">
            <text:p>42</text:p>
          </table:table-cell>
          <table:table-cell office:value-type="float" office:value="16638" calcext:value-type="float">
            <text:p>16638</text:p>
          </table:table-cell>
          <table:table-cell table:formula="of:=[.F322]-[.F323]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112" calcext:value-type="float">
            <text:p>112</text:p>
          </table:table-cell>
          <table:table-cell office:value-type="float" office:value="1298512" calcext:value-type="float">
            <text:p>12985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29" calcext:value-type="float">
            <text:p>29</text:p>
          </table:table-cell>
          <table:table-cell office:value-type="float" office:value="41391" calcext:value-type="float">
            <text:p>41391</text:p>
          </table:table-cell>
          <table:table-cell table:formula="of:=[.F324]-[.F325]"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75" calcext:value-type="float">
            <text:p>75</text:p>
          </table:table-cell>
          <table:table-cell office:value-type="float" office:value="2030598" calcext:value-type="float">
            <text:p>20305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22" calcext:value-type="float">
            <text:p>22</text:p>
          </table:table-cell>
          <table:table-cell office:value-type="float" office:value="54863" calcext:value-type="float">
            <text:p>54863</text:p>
          </table:table-cell>
          <table:table-cell table:formula="of:=[.F326]-[.F327]"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56" calcext:value-type="float">
            <text:p>56</text:p>
          </table:table-cell>
          <table:table-cell office:value-type="float" office:value="2763266" calcext:value-type="float">
            <text:p>2763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19" calcext:value-type="float">
            <text:p>19</text:p>
          </table:table-cell>
          <table:table-cell office:value-type="float" office:value="64412" calcext:value-type="float">
            <text:p>64412</text:p>
          </table:table-cell>
          <table:table-cell table:formula="of:=[.F328]-[.F329]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1" calcext:value-type="float">
            <text:p>1</text:p>
          </table:table-cell>
          <table:table-cell office:value-type="float" office:value="689520" calcext:value-type="float">
            <text:p>6895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6444" calcext:value-type="float">
            <text:p>6444</text:p>
          </table:table-cell>
          <table:table-cell table:formula="of:=[.F330]-[.F33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241" calcext:value-type="float">
            <text:p>241</text:p>
          </table:table-cell>
          <table:table-cell office:value-type="float" office:value="1400198" calcext:value-type="float">
            <text:p>14001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241" calcext:value-type="float">
            <text:p>241</text:p>
          </table:table-cell>
          <table:table-cell office:value-type="float" office:value="78258" calcext:value-type="float">
            <text:p>78258</text:p>
          </table:table-cell>
          <table:table-cell table:formula="of:=[.F332]-[.F33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640" calcext:value-type="float">
            <text:p>640</text:p>
          </table:table-cell>
          <table:table-cell office:value-type="float" office:value="1997250" calcext:value-type="float">
            <text:p>19972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641" calcext:value-type="float">
            <text:p>641</text:p>
          </table:table-cell>
          <table:table-cell office:value-type="float" office:value="319310" calcext:value-type="float">
            <text:p>319310</text:p>
          </table:table-cell>
          <table:table-cell table:formula="of:=[.F334]-[.F335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1072" calcext:value-type="float">
            <text:p>1072</text:p>
          </table:table-cell>
          <table:table-cell office:value-type="float" office:value="2743493" calcext:value-type="float">
            <text:p>27434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1076" calcext:value-type="float">
            <text:p>1076</text:p>
          </table:table-cell>
          <table:table-cell office:value-type="float" office:value="945908" calcext:value-type="float">
            <text:p>945908</text:p>
          </table:table-cell>
          <table:table-cell table:formula="of:=[.F336]-[.F337]"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1463" calcext:value-type="float">
            <text:p>1463</text:p>
          </table:table-cell>
          <table:table-cell office:value-type="float" office:value="3576176" calcext:value-type="float">
            <text:p>35761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1484" calcext:value-type="float">
            <text:p>1484</text:p>
          </table:table-cell>
          <table:table-cell office:value-type="float" office:value="2283841" calcext:value-type="float">
            <text:p>2283841</text:p>
          </table:table-cell>
          <table:table-cell table:formula="of:=[.F338]-[.F339]" office:value-type="float" office:value="-21" calcext:value-type="float">
            <text:p>-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1941" calcext:value-type="float">
            <text:p>1941</text:p>
          </table:table-cell>
          <table:table-cell office:value-type="float" office:value="4536667" calcext:value-type="float">
            <text:p>4536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1962" calcext:value-type="float">
            <text:p>1962</text:p>
          </table:table-cell>
          <table:table-cell office:value-type="float" office:value="5315867" calcext:value-type="float">
            <text:p>5315867</text:p>
          </table:table-cell>
          <table:table-cell table:formula="of:=[.F340]-[.F341]" office:value-type="float" office:value="-21" calcext:value-type="float">
            <text:p>-2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2365" calcext:value-type="float">
            <text:p>2365</text:p>
          </table:table-cell>
          <table:table-cell office:value-type="float" office:value="5764842" calcext:value-type="float">
            <text:p>57648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2388" calcext:value-type="float">
            <text:p>2388</text:p>
          </table:table-cell>
          <table:table-cell office:value-type="float" office:value="10536759" calcext:value-type="float">
            <text:p>10536759</text:p>
          </table:table-cell>
          <table:table-cell table:formula="of:=[.F342]-[.F343]" office:value-type="float" office:value="-23" calcext:value-type="float">
            <text:p>-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2834" calcext:value-type="float">
            <text:p>2834</text:p>
          </table:table-cell>
          <table:table-cell office:value-type="float" office:value="7081632" calcext:value-type="float">
            <text:p>70816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2865" calcext:value-type="float">
            <text:p>2865</text:p>
          </table:table-cell>
          <table:table-cell office:value-type="float" office:value="17920205" calcext:value-type="float">
            <text:p>17920205</text:p>
          </table:table-cell>
          <table:table-cell table:formula="of:=[.F344]-[.F345]" office:value-type="float" office:value="-31" calcext:value-type="float">
            <text:p>-3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3230" calcext:value-type="float">
            <text:p>3230</text:p>
          </table:table-cell>
          <table:table-cell office:value-type="float" office:value="8495243" calcext:value-type="float">
            <text:p>84952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3264" calcext:value-type="float">
            <text:p>3264</text:p>
          </table:table-cell>
          <table:table-cell office:value-type="float" office:value="30432129" calcext:value-type="float">
            <text:p>30432129</text:p>
          </table:table-cell>
          <table:table-cell table:formula="of:=[.F346]-[.F347]" office:value-type="float" office:value="-34" calcext:value-type="float">
            <text:p>-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3591" calcext:value-type="float">
            <text:p>3591</text:p>
          </table:table-cell>
          <table:table-cell office:value-type="float" office:value="9951753" calcext:value-type="float">
            <text:p>99517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Douban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3633" calcext:value-type="float">
            <text:p>3633</text:p>
          </table:table-cell>
          <table:table-cell office:value-type="float" office:value="47812493" calcext:value-type="float">
            <text:p>47812493</text:p>
          </table:table-cell>
          <table:table-cell table:formula="of:=[.F348]-[.F349]" office:value-type="float" office:value="-42" calcext:value-type="float">
            <text:p>-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4596" calcext:value-type="float">
            <text:p>4596</text:p>
          </table:table-cell>
          <table:table-cell office:value-type="float" office:value="6539799" calcext:value-type="float">
            <text:p>65397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4596" calcext:value-type="float">
            <text:p>4596</text:p>
          </table:table-cell>
          <table:table-cell office:value-type="float" office:value="1378470" calcext:value-type="float">
            <text:p>1378470</text:p>
          </table:table-cell>
          <table:table-cell table:formula="of:=[.F350]-[.F3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13460" calcext:value-type="float">
            <text:p>13460</text:p>
          </table:table-cell>
          <table:table-cell office:value-type="float" office:value="5292154" calcext:value-type="float">
            <text:p>5292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13460" calcext:value-type="float">
            <text:p>13460</text:p>
          </table:table-cell>
          <table:table-cell office:value-type="float" office:value="1340841" calcext:value-type="float">
            <text:p>1340841</text:p>
          </table:table-cell>
          <table:table-cell table:formula="of:=[.F352]-[.F3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21516" calcext:value-type="float">
            <text:p>21516</text:p>
          </table:table-cell>
          <table:table-cell office:value-type="float" office:value="4930917" calcext:value-type="float">
            <text:p>49309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21516" calcext:value-type="float">
            <text:p>21516</text:p>
          </table:table-cell>
          <table:table-cell office:value-type="float" office:value="1240408" calcext:value-type="float">
            <text:p>1240408</text:p>
          </table:table-cell>
          <table:table-cell table:formula="of:=[.F354]-[.F3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28655" calcext:value-type="float">
            <text:p>28655</text:p>
          </table:table-cell>
          <table:table-cell office:value-type="float" office:value="4388531" calcext:value-type="float">
            <text:p>43885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28654" calcext:value-type="float">
            <text:p>28654</text:p>
          </table:table-cell>
          <table:table-cell office:value-type="float" office:value="1102673" calcext:value-type="float">
            <text:p>1102673</text:p>
          </table:table-cell>
          <table:table-cell table:formula="of:=[.F356]-[.F357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35030" calcext:value-type="float">
            <text:p>35030</text:p>
          </table:table-cell>
          <table:table-cell office:value-type="float" office:value="4006904" calcext:value-type="float">
            <text:p>40069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35030" calcext:value-type="float">
            <text:p>35030</text:p>
          </table:table-cell>
          <table:table-cell office:value-type="float" office:value="961483" calcext:value-type="float">
            <text:p>961483</text:p>
          </table:table-cell>
          <table:table-cell table:formula="of:=[.F358]-[.F35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40714" calcext:value-type="float">
            <text:p>40714</text:p>
          </table:table-cell>
          <table:table-cell office:value-type="float" office:value="3609266" calcext:value-type="float">
            <text:p>36092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40714" calcext:value-type="float">
            <text:p>40714</text:p>
          </table:table-cell>
          <table:table-cell office:value-type="float" office:value="804437" calcext:value-type="float">
            <text:p>804437</text:p>
          </table:table-cell>
          <table:table-cell table:formula="of:=[.F360]-[.F36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45821" calcext:value-type="float">
            <text:p>45821</text:p>
          </table:table-cell>
          <table:table-cell office:value-type="float" office:value="3081200" calcext:value-type="float">
            <text:p>3081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45820" calcext:value-type="float">
            <text:p>45820</text:p>
          </table:table-cell>
          <table:table-cell office:value-type="float" office:value="635506" calcext:value-type="float">
            <text:p>635506</text:p>
          </table:table-cell>
          <table:table-cell table:formula="of:=[.F362]-[.F36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50262" calcext:value-type="float">
            <text:p>50262</text:p>
          </table:table-cell>
          <table:table-cell office:value-type="float" office:value="2318897" calcext:value-type="float">
            <text:p>23188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50263" calcext:value-type="float">
            <text:p>50263</text:p>
          </table:table-cell>
          <table:table-cell office:value-type="float" office:value="433254" calcext:value-type="float">
            <text:p>433254</text:p>
          </table:table-cell>
          <table:table-cell table:formula="of:=[.F364]-[.F365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54292" calcext:value-type="float">
            <text:p>54292</text:p>
          </table:table-cell>
          <table:table-cell office:value-type="float" office:value="1495705" calcext:value-type="float">
            <text:p>14957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54291" calcext:value-type="float">
            <text:p>54291</text:p>
          </table:table-cell>
          <table:table-cell office:value-type="float" office:value="252277" calcext:value-type="float">
            <text:p>252277</text:p>
          </table:table-cell>
          <table:table-cell table:formula="of:=[.F366]-[.F367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57850" calcext:value-type="float">
            <text:p>57850</text:p>
          </table:table-cell>
          <table:table-cell office:value-type="float" office:value="599526" calcext:value-type="float">
            <text:p>5995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57852" calcext:value-type="float">
            <text:p>57852</text:p>
          </table:table-cell>
          <table:table-cell office:value-type="float" office:value="103415" calcext:value-type="float">
            <text:p>103415</text:p>
          </table:table-cell>
          <table:table-cell table:formula="of:=[.F368]-[.F369]"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5913" calcext:value-type="float">
            <text:p>5913</text:p>
          </table:table-cell>
          <table:table-cell office:value-type="float" office:value="690027" calcext:value-type="float">
            <text:p>6900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1852" calcext:value-type="float">
            <text:p>1852</text:p>
          </table:table-cell>
          <table:table-cell office:value-type="float" office:value="2520256" calcext:value-type="float">
            <text:p>2520256</text:p>
          </table:table-cell>
          <table:table-cell table:formula="of:=[.F370]-[.F371]" office:value-type="float" office:value="4061" calcext:value-type="float">
            <text:p>40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1831" calcext:value-type="float">
            <text:p>1831</text:p>
          </table:table-cell>
          <table:table-cell office:value-type="float" office:value="1514533" calcext:value-type="float">
            <text:p>15145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312" calcext:value-type="float">
            <text:p>312</text:p>
          </table:table-cell>
          <table:table-cell office:value-type="float" office:value="4123461" calcext:value-type="float">
            <text:p>4123461</text:p>
          </table:table-cell>
          <table:table-cell table:formula="of:=[.F372]-[.F373]" office:value-type="float" office:value="1519" calcext:value-type="float">
            <text:p>15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780" calcext:value-type="float">
            <text:p>780</text:p>
          </table:table-cell>
          <table:table-cell office:value-type="float" office:value="2291915" calcext:value-type="float">
            <text:p>22919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108" calcext:value-type="float">
            <text:p>108</text:p>
          </table:table-cell>
          <table:table-cell office:value-type="float" office:value="4564630" calcext:value-type="float">
            <text:p>4564630</text:p>
          </table:table-cell>
          <table:table-cell table:formula="of:=[.F374]-[.F375]" office:value-type="float" office:value="672" calcext:value-type="float">
            <text:p>6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375" calcext:value-type="float">
            <text:p>375</text:p>
          </table:table-cell>
          <table:table-cell office:value-type="float" office:value="3034408" calcext:value-type="float">
            <text:p>30344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57" calcext:value-type="float">
            <text:p>57</text:p>
          </table:table-cell>
          <table:table-cell office:value-type="float" office:value="4732622" calcext:value-type="float">
            <text:p>4732622</text:p>
          </table:table-cell>
          <table:table-cell table:formula="of:=[.F376]-[.F377]" office:value-type="float" office:value="318" calcext:value-type="float">
            <text:p>3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217" calcext:value-type="float">
            <text:p>217</text:p>
          </table:table-cell>
          <table:table-cell office:value-type="float" office:value="3774507" calcext:value-type="float">
            <text:p>37745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56" calcext:value-type="float">
            <text:p>56</text:p>
          </table:table-cell>
          <table:table-cell office:value-type="float" office:value="4820949" calcext:value-type="float">
            <text:p>4820949</text:p>
          </table:table-cell>
          <table:table-cell table:formula="of:=[.F378]-[.F379]"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158" calcext:value-type="float">
            <text:p>158</text:p>
          </table:table-cell>
          <table:table-cell office:value-type="float" office:value="663780" calcext:value-type="float">
            <text:p>6637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56" calcext:value-type="float">
            <text:p>56</text:p>
          </table:table-cell>
          <table:table-cell office:value-type="float" office:value="18225" calcext:value-type="float">
            <text:p>18225</text:p>
          </table:table-cell>
          <table:table-cell table:formula="of:=[.F380]-[.F381]"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127" calcext:value-type="float">
            <text:p>127</text:p>
          </table:table-cell>
          <table:table-cell office:value-type="float" office:value="1416685" calcext:value-type="float">
            <text:p>1416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55" calcext:value-type="float">
            <text:p>55</text:p>
          </table:table-cell>
          <table:table-cell office:value-type="float" office:value="42579" calcext:value-type="float">
            <text:p>42579</text:p>
          </table:table-cell>
          <table:table-cell table:formula="of:=[.F382]-[.F383]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105" calcext:value-type="float">
            <text:p>105</text:p>
          </table:table-cell>
          <table:table-cell office:value-type="float" office:value="2150015" calcext:value-type="float">
            <text:p>21500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55" calcext:value-type="float">
            <text:p>55</text:p>
          </table:table-cell>
          <table:table-cell office:value-type="float" office:value="55985" calcext:value-type="float">
            <text:p>55985</text:p>
          </table:table-cell>
          <table:table-cell table:formula="of:=[.F384]-[.F385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91" calcext:value-type="float">
            <text:p>91</text:p>
          </table:table-cell>
          <table:table-cell office:value-type="float" office:value="2881031" calcext:value-type="float">
            <text:p>28810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55" calcext:value-type="float">
            <text:p>55</text:p>
          </table:table-cell>
          <table:table-cell office:value-type="float" office:value="65408" calcext:value-type="float">
            <text:p>65408</text:p>
          </table:table-cell>
          <table:table-cell table:formula="of:=[.F386]-[.F387]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55" calcext:value-type="float">
            <text:p>55</text:p>
          </table:table-cell>
          <table:table-cell office:value-type="float" office:value="890668" calcext:value-type="float">
            <text:p>8906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55" calcext:value-type="float">
            <text:p>55</text:p>
          </table:table-cell>
          <table:table-cell office:value-type="float" office:value="7321" calcext:value-type="float">
            <text:p>7321</text:p>
          </table:table-cell>
          <table:table-cell table:formula="of:=[.F388]-[.F38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330" calcext:value-type="float">
            <text:p>330</text:p>
          </table:table-cell>
          <table:table-cell office:value-type="float" office:value="1467438" calcext:value-type="float">
            <text:p>14674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330" calcext:value-type="float">
            <text:p>330</text:p>
          </table:table-cell>
          <table:table-cell office:value-type="float" office:value="124274" calcext:value-type="float">
            <text:p>124274</text:p>
          </table:table-cell>
          <table:table-cell table:formula="of:=[.F390]-[.F39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1065" calcext:value-type="float">
            <text:p>1065</text:p>
          </table:table-cell>
          <table:table-cell office:value-type="float" office:value="2154272" calcext:value-type="float">
            <text:p>21542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1062" calcext:value-type="float">
            <text:p>1062</text:p>
          </table:table-cell>
          <table:table-cell office:value-type="float" office:value="475819" calcext:value-type="float">
            <text:p>475819</text:p>
          </table:table-cell>
          <table:table-cell table:formula="of:=[.F392]-[.F393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2197" calcext:value-type="float">
            <text:p>2197</text:p>
          </table:table-cell>
          <table:table-cell office:value-type="float" office:value="2971567" calcext:value-type="float">
            <text:p>29715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2188" calcext:value-type="float">
            <text:p>2188</text:p>
          </table:table-cell>
          <table:table-cell office:value-type="float" office:value="1295747" calcext:value-type="float">
            <text:p>1295747</text:p>
          </table:table-cell>
          <table:table-cell table:formula="of:=[.F394]-[.F395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3658" calcext:value-type="float">
            <text:p>3658</text:p>
          </table:table-cell>
          <table:table-cell office:value-type="float" office:value="3857304" calcext:value-type="float">
            <text:p>38573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3643" calcext:value-type="float">
            <text:p>3643</text:p>
          </table:table-cell>
          <table:table-cell office:value-type="float" office:value="3532681" calcext:value-type="float">
            <text:p>3532681</text:p>
          </table:table-cell>
          <table:table-cell table:formula="of:=[.F396]-[.F397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5405" calcext:value-type="float">
            <text:p>5405</text:p>
          </table:table-cell>
          <table:table-cell office:value-type="float" office:value="4891118" calcext:value-type="float">
            <text:p>48911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5376" calcext:value-type="float">
            <text:p>5376</text:p>
          </table:table-cell>
          <table:table-cell office:value-type="float" office:value="7617051" calcext:value-type="float">
            <text:p>7617051</text:p>
          </table:table-cell>
          <table:table-cell table:formula="of:=[.F398]-[.F399]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7280" calcext:value-type="float">
            <text:p>7280</text:p>
          </table:table-cell>
          <table:table-cell office:value-type="float" office:value="6157012" calcext:value-type="float">
            <text:p>61570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7258" calcext:value-type="float">
            <text:p>7258</text:p>
          </table:table-cell>
          <table:table-cell office:value-type="float" office:value="14916664" calcext:value-type="float">
            <text:p>14916664</text:p>
          </table:table-cell>
          <table:table-cell table:formula="of:=[.F400]-[.F401]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9189" calcext:value-type="float">
            <text:p>9189</text:p>
          </table:table-cell>
          <table:table-cell office:value-type="float" office:value="7508652" calcext:value-type="float">
            <text:p>7508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9162" calcext:value-type="float">
            <text:p>9162</text:p>
          </table:table-cell>
          <table:table-cell office:value-type="float" office:value="26088003" calcext:value-type="float">
            <text:p>26088003</text:p>
          </table:table-cell>
          <table:table-cell table:formula="of:=[.F402]-[.F403]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11239" calcext:value-type="float">
            <text:p>11239</text:p>
          </table:table-cell>
          <table:table-cell office:value-type="float" office:value="8951931" calcext:value-type="float">
            <text:p>89519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11251" calcext:value-type="float">
            <text:p>11251</text:p>
          </table:table-cell>
          <table:table-cell office:value-type="float" office:value="42629703" calcext:value-type="float">
            <text:p>42629703</text:p>
          </table:table-cell>
          <table:table-cell table:formula="of:=[.F404]-[.F405]" office:value-type="float" office:value="-12" calcext:value-type="float">
            <text:p>-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13261" calcext:value-type="float">
            <text:p>13261</text:p>
          </table:table-cell>
          <table:table-cell office:value-type="float" office:value="10414111" calcext:value-type="float">
            <text:p>10414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ast.fm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13264" calcext:value-type="float">
            <text:p>13264</text:p>
          </table:table-cell>
          <table:table-cell office:value-type="float" office:value="63872236" calcext:value-type="float">
            <text:p>63872236</text:p>
          </table:table-cell>
          <table:table-cell table:formula="of:=[.F406]-[.F407]" office:value-type="float" office:value="-3" calcext:value-type="float">
            <text:p>-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336" calcext:value-type="float">
            <text:p>336</text:p>
          </table:table-cell>
          <table:table-cell office:value-type="float" office:value="6808844" calcext:value-type="float">
            <text:p>6808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336" calcext:value-type="float">
            <text:p>336</text:p>
          </table:table-cell>
          <table:table-cell office:value-type="float" office:value="1379543" calcext:value-type="float">
            <text:p>1379543</text:p>
          </table:table-cell>
          <table:table-cell table:formula="of:=[.F408]-[.F40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7182" calcext:value-type="float">
            <text:p>7182</text:p>
          </table:table-cell>
          <table:table-cell office:value-type="float" office:value="5294478" calcext:value-type="float">
            <text:p>52944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7182" calcext:value-type="float">
            <text:p>7182</text:p>
          </table:table-cell>
          <table:table-cell office:value-type="float" office:value="1345486" calcext:value-type="float">
            <text:p>1345486</text:p>
          </table:table-cell>
          <table:table-cell table:formula="of:=[.F410]-[.F4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13603" calcext:value-type="float">
            <text:p>13603</text:p>
          </table:table-cell>
          <table:table-cell office:value-type="float" office:value="4934315" calcext:value-type="float">
            <text:p>49343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13603" calcext:value-type="float">
            <text:p>13603</text:p>
          </table:table-cell>
          <table:table-cell office:value-type="float" office:value="1249852" calcext:value-type="float">
            <text:p>1249852</text:p>
          </table:table-cell>
          <table:table-cell table:formula="of:=[.F412]-[.F4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19345" calcext:value-type="float">
            <text:p>19345</text:p>
          </table:table-cell>
          <table:table-cell office:value-type="float" office:value="4393251" calcext:value-type="float">
            <text:p>4393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19345" calcext:value-type="float">
            <text:p>19345</text:p>
          </table:table-cell>
          <table:table-cell office:value-type="float" office:value="1113270" calcext:value-type="float">
            <text:p>1113270</text:p>
          </table:table-cell>
          <table:table-cell table:formula="of:=[.F414]-[.F41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24466" calcext:value-type="float">
            <text:p>24466</text:p>
          </table:table-cell>
          <table:table-cell office:value-type="float" office:value="4013211" calcext:value-type="float">
            <text:p>4013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24466" calcext:value-type="float">
            <text:p>24466</text:p>
          </table:table-cell>
          <table:table-cell office:value-type="float" office:value="986920" calcext:value-type="float">
            <text:p>986920</text:p>
          </table:table-cell>
          <table:table-cell table:formula="of:=[.F416]-[.F41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29079" calcext:value-type="float">
            <text:p>29079</text:p>
          </table:table-cell>
          <table:table-cell office:value-type="float" office:value="3618496" calcext:value-type="float">
            <text:p>3618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29079" calcext:value-type="float">
            <text:p>29079</text:p>
          </table:table-cell>
          <table:table-cell office:value-type="float" office:value="820463" calcext:value-type="float">
            <text:p>820463</text:p>
          </table:table-cell>
          <table:table-cell table:formula="of:=[.F418]-[.F41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33179" calcext:value-type="float">
            <text:p>33179</text:p>
          </table:table-cell>
          <table:table-cell office:value-type="float" office:value="3087500" calcext:value-type="float">
            <text:p>3087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33179" calcext:value-type="float">
            <text:p>33179</text:p>
          </table:table-cell>
          <table:table-cell office:value-type="float" office:value="668103" calcext:value-type="float">
            <text:p>668103</text:p>
          </table:table-cell>
          <table:table-cell table:formula="of:=[.F420]-[.F42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36928" calcext:value-type="float">
            <text:p>36928</text:p>
          </table:table-cell>
          <table:table-cell office:value-type="float" office:value="2324170" calcext:value-type="float">
            <text:p>2324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36928" calcext:value-type="float">
            <text:p>36928</text:p>
          </table:table-cell>
          <table:table-cell office:value-type="float" office:value="463395" calcext:value-type="float">
            <text:p>463395</text:p>
          </table:table-cell>
          <table:table-cell table:formula="of:=[.F422]-[.F42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40275" calcext:value-type="float">
            <text:p>40275</text:p>
          </table:table-cell>
          <table:table-cell office:value-type="float" office:value="1505783" calcext:value-type="float">
            <text:p>15057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40275" calcext:value-type="float">
            <text:p>40275</text:p>
          </table:table-cell>
          <table:table-cell office:value-type="float" office:value="282344" calcext:value-type="float">
            <text:p>282344</text:p>
          </table:table-cell>
          <table:table-cell table:formula="of:=[.F424]-[.F42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43439" calcext:value-type="float">
            <text:p>43439</text:p>
          </table:table-cell>
          <table:table-cell office:value-type="float" office:value="605921" calcext:value-type="float">
            <text:p>6059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43439" calcext:value-type="float">
            <text:p>43439</text:p>
          </table:table-cell>
          <table:table-cell office:value-type="float" office:value="126510" calcext:value-type="float">
            <text:p>126510</text:p>
          </table:table-cell>
          <table:table-cell table:formula="of:=[.F426]-[.F4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3227" calcext:value-type="float">
            <text:p>3227</text:p>
          </table:table-cell>
          <table:table-cell office:value-type="float" office:value="842464" calcext:value-type="float">
            <text:p>842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829" calcext:value-type="float">
            <text:p>829</text:p>
          </table:table-cell>
          <table:table-cell office:value-type="float" office:value="3308079" calcext:value-type="float">
            <text:p>3308079</text:p>
          </table:table-cell>
          <table:table-cell table:formula="of:=[.F428]-[.F429]" office:value-type="float" office:value="2398" calcext:value-type="float">
            <text:p>239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1196" calcext:value-type="float">
            <text:p>1196</text:p>
          </table:table-cell>
          <table:table-cell office:value-type="float" office:value="1634920" calcext:value-type="float">
            <text:p>16349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210" calcext:value-type="float">
            <text:p>210</text:p>
          </table:table-cell>
          <table:table-cell office:value-type="float" office:value="4311049" calcext:value-type="float">
            <text:p>4311049</text:p>
          </table:table-cell>
          <table:table-cell table:formula="of:=[.F430]-[.F431]" office:value-type="float" office:value="986" calcext:value-type="float">
            <text:p>9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654" calcext:value-type="float">
            <text:p>654</text:p>
          </table:table-cell>
          <table:table-cell office:value-type="float" office:value="2417717" calcext:value-type="float">
            <text:p>24177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103" calcext:value-type="float">
            <text:p>103</text:p>
          </table:table-cell>
          <table:table-cell office:value-type="float" office:value="4684013" calcext:value-type="float">
            <text:p>4684013</text:p>
          </table:table-cell>
          <table:table-cell table:formula="of:=[.F432]-[.F433]" office:value-type="float" office:value="551" calcext:value-type="float">
            <text:p>55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415" calcext:value-type="float">
            <text:p>415</text:p>
          </table:table-cell>
          <table:table-cell office:value-type="float" office:value="3158464" calcext:value-type="float">
            <text:p>31584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73" calcext:value-type="float">
            <text:p>73</text:p>
          </table:table-cell>
          <table:table-cell office:value-type="float" office:value="4799454" calcext:value-type="float">
            <text:p>4799454</text:p>
          </table:table-cell>
          <table:table-cell table:formula="of:=[.F434]-[.F435]" office:value-type="float" office:value="342" calcext:value-type="float">
            <text:p>34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281" calcext:value-type="float">
            <text:p>281</text:p>
          </table:table-cell>
          <table:table-cell office:value-type="float" office:value="3898362" calcext:value-type="float">
            <text:p>3898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36" calcext:value-type="float">
            <text:p>36</text:p>
          </table:table-cell>
          <table:table-cell office:value-type="float" office:value="4871858" calcext:value-type="float">
            <text:p>4871858</text:p>
          </table:table-cell>
          <table:table-cell table:formula="of:=[.F436]-[.F437]" office:value-type="float" office:value="245" calcext:value-type="float">
            <text:p>24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191" calcext:value-type="float">
            <text:p>191</text:p>
          </table:table-cell>
          <table:table-cell office:value-type="float" office:value="796195" calcext:value-type="float">
            <text:p>796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10" calcext:value-type="float">
            <text:p>10</text:p>
          </table:table-cell>
          <table:table-cell office:value-type="float" office:value="31392" calcext:value-type="float">
            <text:p>31392</text:p>
          </table:table-cell>
          <table:table-cell table:formula="of:=[.F438]-[.F439]" office:value-type="float" office:value="181" calcext:value-type="float">
            <text:p>18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138" calcext:value-type="float">
            <text:p>138</text:p>
          </table:table-cell>
          <table:table-cell office:value-type="float" office:value="1540606" calcext:value-type="float">
            <text:p>15406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4" calcext:value-type="float">
            <text:p>4</text:p>
          </table:table-cell>
          <table:table-cell office:value-type="float" office:value="48111" calcext:value-type="float">
            <text:p>48111</text:p>
          </table:table-cell>
          <table:table-cell table:formula="of:=[.F440]-[.F441]" office:value-type="float" office:value="134" calcext:value-type="float">
            <text:p>13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104" calcext:value-type="float">
            <text:p>104</text:p>
          </table:table-cell>
          <table:table-cell office:value-type="float" office:value="2273899" calcext:value-type="float">
            <text:p>22738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57538" calcext:value-type="float">
            <text:p>57538</text:p>
          </table:table-cell>
          <table:table-cell table:formula="of:=[.F442]-[.F443]"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78" calcext:value-type="float">
            <text:p>78</text:p>
          </table:table-cell>
          <table:table-cell office:value-type="float" office:value="3003747" calcext:value-type="float">
            <text:p>30037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66859" calcext:value-type="float">
            <text:p>66859</text:p>
          </table:table-cell>
          <table:table-cell table:formula="of:=[.F444]-[.F445]"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1" calcext:value-type="float">
            <text:p>1</text:p>
          </table:table-cell>
          <table:table-cell office:value-type="float" office:value="1056541" calcext:value-type="float">
            <text:p>1056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1" calcext:value-type="float">
            <text:p>1</text:p>
          </table:table-cell>
          <table:table-cell office:value-type="float" office:value="8406" calcext:value-type="float">
            <text:p>8406</text:p>
          </table:table-cell>
          <table:table-cell table:formula="of:=[.F446]-[.F44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17" calcext:value-type="float">
            <text:p>17</text:p>
          </table:table-cell>
          <table:table-cell office:value-type="float" office:value="1495413" calcext:value-type="float">
            <text:p>14954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17" calcext:value-type="float">
            <text:p>17</text:p>
          </table:table-cell>
          <table:table-cell office:value-type="float" office:value="131675" calcext:value-type="float">
            <text:p>131675</text:p>
          </table:table-cell>
          <table:table-cell table:formula="of:=[.F448]-[.F44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87" calcext:value-type="float">
            <text:p>87</text:p>
          </table:table-cell>
          <table:table-cell office:value-type="float" office:value="2209958" calcext:value-type="float">
            <text:p>22099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87" calcext:value-type="float">
            <text:p>87</text:p>
          </table:table-cell>
          <table:table-cell office:value-type="float" office:value="507269" calcext:value-type="float">
            <text:p>507269</text:p>
          </table:table-cell>
          <table:table-cell table:formula="of:=[.F450]-[.F45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238" calcext:value-type="float">
            <text:p>238</text:p>
          </table:table-cell>
          <table:table-cell office:value-type="float" office:value="3034940" calcext:value-type="float">
            <text:p>3034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238" calcext:value-type="float">
            <text:p>238</text:p>
          </table:table-cell>
          <table:table-cell office:value-type="float" office:value="1370388" calcext:value-type="float">
            <text:p>1370388</text:p>
          </table:table-cell>
          <table:table-cell table:formula="of:=[.F452]-[.F4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482" calcext:value-type="float">
            <text:p>482</text:p>
          </table:table-cell>
          <table:table-cell office:value-type="float" office:value="3953941" calcext:value-type="float">
            <text:p>39539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482" calcext:value-type="float">
            <text:p>482</text:p>
          </table:table-cell>
          <table:table-cell office:value-type="float" office:value="3719014" calcext:value-type="float">
            <text:p>3719014</text:p>
          </table:table-cell>
          <table:table-cell table:formula="of:=[.F454]-[.F45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829" calcext:value-type="float">
            <text:p>829</text:p>
          </table:table-cell>
          <table:table-cell office:value-type="float" office:value="4998858" calcext:value-type="float">
            <text:p>49988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828" calcext:value-type="float">
            <text:p>828</text:p>
          </table:table-cell>
          <table:table-cell office:value-type="float" office:value="7945892" calcext:value-type="float">
            <text:p>7945892</text:p>
          </table:table-cell>
          <table:table-cell table:formula="of:=[.F456]-[.F457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1272" calcext:value-type="float">
            <text:p>1272</text:p>
          </table:table-cell>
          <table:table-cell office:value-type="float" office:value="6290435" calcext:value-type="float">
            <text:p>62904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1271" calcext:value-type="float">
            <text:p>1271</text:p>
          </table:table-cell>
          <table:table-cell office:value-type="float" office:value="15274804" calcext:value-type="float">
            <text:p>15274804</text:p>
          </table:table-cell>
          <table:table-cell table:formula="of:=[.F458]-[.F45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1793" calcext:value-type="float">
            <text:p>1793</text:p>
          </table:table-cell>
          <table:table-cell office:value-type="float" office:value="7680890" calcext:value-type="float">
            <text:p>76808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1787" calcext:value-type="float">
            <text:p>1787</text:p>
          </table:table-cell>
          <table:table-cell office:value-type="float" office:value="26815183" calcext:value-type="float">
            <text:p>26815183</text:p>
          </table:table-cell>
          <table:table-cell table:formula="of:=[.F460]-[.F461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2425" calcext:value-type="float">
            <text:p>2425</text:p>
          </table:table-cell>
          <table:table-cell office:value-type="float" office:value="9145074" calcext:value-type="float">
            <text:p>91450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2421" calcext:value-type="float">
            <text:p>2421</text:p>
          </table:table-cell>
          <table:table-cell office:value-type="float" office:value="43463477" calcext:value-type="float">
            <text:p>43463477</text:p>
          </table:table-cell>
          <table:table-cell table:formula="of:=[.F462]-[.F463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3097" calcext:value-type="float">
            <text:p>3097</text:p>
          </table:table-cell>
          <table:table-cell office:value-type="float" office:value="10596719" calcext:value-type="float">
            <text:p>105967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Livemocha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3094" calcext:value-type="float">
            <text:p>3094</text:p>
          </table:table-cell>
          <table:table-cell office:value-type="float" office:value="64884142" calcext:value-type="float">
            <text:p>64884142</text:p>
          </table:table-cell>
          <table:table-cell table:formula="of:=[.F464]-[.F46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298" calcext:value-type="float">
            <text:p>298</text:p>
          </table:table-cell>
          <table:table-cell office:value-type="float" office:value="6811674" calcext:value-type="float">
            <text:p>68116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290" calcext:value-type="float">
            <text:p>290</text:p>
          </table:table-cell>
          <table:table-cell office:value-type="float" office:value="1379784" calcext:value-type="float">
            <text:p>1379784</text:p>
          </table:table-cell>
          <table:table-cell table:formula="of:=[.F466]-[.F467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1859" calcext:value-type="float">
            <text:p>1859</text:p>
          </table:table-cell>
          <table:table-cell office:value-type="float" office:value="5294667" calcext:value-type="float">
            <text:p>5294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1858" calcext:value-type="float">
            <text:p>1858</text:p>
          </table:table-cell>
          <table:table-cell office:value-type="float" office:value="1353115" calcext:value-type="float">
            <text:p>1353115</text:p>
          </table:table-cell>
          <table:table-cell table:formula="of:=[.F468]-[.F46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3624" calcext:value-type="float">
            <text:p>3624</text:p>
          </table:table-cell>
          <table:table-cell office:value-type="float" office:value="4934541" calcext:value-type="float">
            <text:p>49345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3622" calcext:value-type="float">
            <text:p>3622</text:p>
          </table:table-cell>
          <table:table-cell office:value-type="float" office:value="1261428" calcext:value-type="float">
            <text:p>1261428</text:p>
          </table:table-cell>
          <table:table-cell table:formula="of:=[.F470]-[.F47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5131" calcext:value-type="float">
            <text:p>5131</text:p>
          </table:table-cell>
          <table:table-cell office:value-type="float" office:value="4393544" calcext:value-type="float">
            <text:p>43935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5130" calcext:value-type="float">
            <text:p>5130</text:p>
          </table:table-cell>
          <table:table-cell office:value-type="float" office:value="1127542" calcext:value-type="float">
            <text:p>1127542</text:p>
          </table:table-cell>
          <table:table-cell table:formula="of:=[.F472]-[.F47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6302" calcext:value-type="float">
            <text:p>6302</text:p>
          </table:table-cell>
          <table:table-cell office:value-type="float" office:value="4013552" calcext:value-type="float">
            <text:p>4013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6302" calcext:value-type="float">
            <text:p>6302</text:p>
          </table:table-cell>
          <table:table-cell office:value-type="float" office:value="1000065" calcext:value-type="float">
            <text:p>1000065</text:p>
          </table:table-cell>
          <table:table-cell table:formula="of:=[.F474]-[.F47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7248" calcext:value-type="float">
            <text:p>7248</text:p>
          </table:table-cell>
          <table:table-cell office:value-type="float" office:value="3618924" calcext:value-type="float">
            <text:p>36189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7248" calcext:value-type="float">
            <text:p>7248</text:p>
          </table:table-cell>
          <table:table-cell office:value-type="float" office:value="829922" calcext:value-type="float">
            <text:p>829922</text:p>
          </table:table-cell>
          <table:table-cell table:formula="of:=[.F476]-[.F47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8018" calcext:value-type="float">
            <text:p>8018</text:p>
          </table:table-cell>
          <table:table-cell office:value-type="float" office:value="3088010" calcext:value-type="float">
            <text:p>30880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8017" calcext:value-type="float">
            <text:p>8017</text:p>
          </table:table-cell>
          <table:table-cell office:value-type="float" office:value="679149" calcext:value-type="float">
            <text:p>679149</text:p>
          </table:table-cell>
          <table:table-cell table:formula="of:=[.F478]-[.F47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8701" calcext:value-type="float">
            <text:p>8701</text:p>
          </table:table-cell>
          <table:table-cell office:value-type="float" office:value="2324739" calcext:value-type="float">
            <text:p>23247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8700" calcext:value-type="float">
            <text:p>8700</text:p>
          </table:table-cell>
          <table:table-cell office:value-type="float" office:value="474230" calcext:value-type="float">
            <text:p>474230</text:p>
          </table:table-cell>
          <table:table-cell table:formula="of:=[.F480]-[.F48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9296" calcext:value-type="float">
            <text:p>9296</text:p>
          </table:table-cell>
          <table:table-cell office:value-type="float" office:value="1506206" calcext:value-type="float">
            <text:p>15062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9294" calcext:value-type="float">
            <text:p>9294</text:p>
          </table:table-cell>
          <table:table-cell office:value-type="float" office:value="293885" calcext:value-type="float">
            <text:p>293885</text:p>
          </table:table-cell>
          <table:table-cell table:formula="of:=[.F482]-[.F48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9817" calcext:value-type="float">
            <text:p>9817</text:p>
          </table:table-cell>
          <table:table-cell office:value-type="float" office:value="606578" calcext:value-type="float">
            <text:p>6065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9817" calcext:value-type="float">
            <text:p>9817</text:p>
          </table:table-cell>
          <table:table-cell office:value-type="float" office:value="136942" calcext:value-type="float">
            <text:p>136942</text:p>
          </table:table-cell>
          <table:table-cell table:formula="of:=[.F484]-[.F4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2476" calcext:value-type="float">
            <text:p>2476</text:p>
          </table:table-cell>
          <table:table-cell office:value-type="float" office:value="844224" calcext:value-type="float">
            <text:p>8442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1523" calcext:value-type="float">
            <text:p>1523</text:p>
          </table:table-cell>
          <table:table-cell office:value-type="float" office:value="3408677" calcext:value-type="float">
            <text:p>3408677</text:p>
          </table:table-cell>
          <table:table-cell table:formula="of:=[.F486]-[.F487]" office:value-type="float" office:value="953" calcext:value-type="float">
            <text:p>9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1046" calcext:value-type="float">
            <text:p>1046</text:p>
          </table:table-cell>
          <table:table-cell office:value-type="float" office:value="1637189" calcext:value-type="float">
            <text:p>16371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602" calcext:value-type="float">
            <text:p>602</text:p>
          </table:table-cell>
          <table:table-cell office:value-type="float" office:value="4332682" calcext:value-type="float">
            <text:p>4332682</text:p>
          </table:table-cell>
          <table:table-cell table:formula="of:=[.F488]-[.F489]" office:value-type="float" office:value="444" calcext:value-type="float">
            <text:p>44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692" calcext:value-type="float">
            <text:p>692</text:p>
          </table:table-cell>
          <table:table-cell office:value-type="float" office:value="2420462" calcext:value-type="float">
            <text:p>24204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366" calcext:value-type="float">
            <text:p>366</text:p>
          </table:table-cell>
          <table:table-cell office:value-type="float" office:value="4686291" calcext:value-type="float">
            <text:p>4686291</text:p>
          </table:table-cell>
          <table:table-cell table:formula="of:=[.F490]-[.F491]" office:value-type="float" office:value="326" calcext:value-type="float">
            <text:p>3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551" calcext:value-type="float">
            <text:p>551</text:p>
          </table:table-cell>
          <table:table-cell office:value-type="float" office:value="3160427" calcext:value-type="float">
            <text:p>31604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322" calcext:value-type="float">
            <text:p>322</text:p>
          </table:table-cell>
          <table:table-cell office:value-type="float" office:value="4800358" calcext:value-type="float">
            <text:p>4800358</text:p>
          </table:table-cell>
          <table:table-cell table:formula="of:=[.F492]-[.F493]" office:value-type="float" office:value="229" calcext:value-type="float">
            <text:p>22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476" calcext:value-type="float">
            <text:p>476</text:p>
          </table:table-cell>
          <table:table-cell office:value-type="float" office:value="3900791" calcext:value-type="float">
            <text:p>39007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305" calcext:value-type="float">
            <text:p>305</text:p>
          </table:table-cell>
          <table:table-cell office:value-type="float" office:value="4872449" calcext:value-type="float">
            <text:p>4872449</text:p>
          </table:table-cell>
          <table:table-cell table:formula="of:=[.F494]-[.F495]" office:value-type="float" office:value="171" calcext:value-type="float">
            <text:p>17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436" calcext:value-type="float">
            <text:p>436</text:p>
          </table:table-cell>
          <table:table-cell office:value-type="float" office:value="798519" calcext:value-type="float">
            <text:p>7985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299" calcext:value-type="float">
            <text:p>299</text:p>
          </table:table-cell>
          <table:table-cell office:value-type="float" office:value="31974" calcext:value-type="float">
            <text:p>31974</text:p>
          </table:table-cell>
          <table:table-cell table:formula="of:=[.F496]-[.F497]" office:value-type="float" office:value="137" calcext:value-type="float">
            <text:p>13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409" calcext:value-type="float">
            <text:p>409</text:p>
          </table:table-cell>
          <table:table-cell office:value-type="float" office:value="1542990" calcext:value-type="float">
            <text:p>15429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294" calcext:value-type="float">
            <text:p>294</text:p>
          </table:table-cell>
          <table:table-cell office:value-type="float" office:value="48437" calcext:value-type="float">
            <text:p>48437</text:p>
          </table:table-cell>
          <table:table-cell table:formula="of:=[.F498]-[.F499]"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388" calcext:value-type="float">
            <text:p>388</text:p>
          </table:table-cell>
          <table:table-cell office:value-type="float" office:value="2276384" calcext:value-type="float">
            <text:p>22763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293" calcext:value-type="float">
            <text:p>293</text:p>
          </table:table-cell>
          <table:table-cell office:value-type="float" office:value="57853" calcext:value-type="float">
            <text:p>57853</text:p>
          </table:table-cell>
          <table:table-cell table:formula="of:=[.F500]-[.F501]"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375" calcext:value-type="float">
            <text:p>375</text:p>
          </table:table-cell>
          <table:table-cell office:value-type="float" office:value="3005730" calcext:value-type="float">
            <text:p>30057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292" calcext:value-type="float">
            <text:p>292</text:p>
          </table:table-cell>
          <table:table-cell office:value-type="float" office:value="67106" calcext:value-type="float">
            <text:p>67106</text:p>
          </table:table-cell>
          <table:table-cell table:formula="of:=[.F502]-[.F503]"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297" calcext:value-type="float">
            <text:p>297</text:p>
          </table:table-cell>
          <table:table-cell office:value-type="float" office:value="1065121" calcext:value-type="float">
            <text:p>10651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289" calcext:value-type="float">
            <text:p>289</text:p>
          </table:table-cell>
          <table:table-cell office:value-type="float" office:value="8611" calcext:value-type="float">
            <text:p>8611</text:p>
          </table:table-cell>
          <table:table-cell table:formula="of:=[.F504]-[.F505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807" calcext:value-type="float">
            <text:p>807</text:p>
          </table:table-cell>
          <table:table-cell office:value-type="float" office:value="1515578" calcext:value-type="float">
            <text:p>15155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807" calcext:value-type="float">
            <text:p>807</text:p>
          </table:table-cell>
          <table:table-cell office:value-type="float" office:value="143256" calcext:value-type="float">
            <text:p>143256</text:p>
          </table:table-cell>
          <table:table-cell table:formula="of:=[.F506]-[.F50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1370" calcext:value-type="float">
            <text:p>1370</text:p>
          </table:table-cell>
          <table:table-cell office:value-type="float" office:value="2234810" calcext:value-type="float">
            <text:p>22348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1369" calcext:value-type="float">
            <text:p>1369</text:p>
          </table:table-cell>
          <table:table-cell office:value-type="float" office:value="539999" calcext:value-type="float">
            <text:p>539999</text:p>
          </table:table-cell>
          <table:table-cell table:formula="of:=[.F508]-[.F50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1904" calcext:value-type="float">
            <text:p>1904</text:p>
          </table:table-cell>
          <table:table-cell office:value-type="float" office:value="3059475" calcext:value-type="float">
            <text:p>30594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1904" calcext:value-type="float">
            <text:p>1904</text:p>
          </table:table-cell>
          <table:table-cell office:value-type="float" office:value="1407298" calcext:value-type="float">
            <text:p>1407298</text:p>
          </table:table-cell>
          <table:table-cell table:formula="of:=[.F510]-[.F5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2407" calcext:value-type="float">
            <text:p>2407</text:p>
          </table:table-cell>
          <table:table-cell office:value-type="float" office:value="3969314" calcext:value-type="float">
            <text:p>39693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2406" calcext:value-type="float">
            <text:p>2406</text:p>
          </table:table-cell>
          <table:table-cell office:value-type="float" office:value="3769070" calcext:value-type="float">
            <text:p>3769070</text:p>
          </table:table-cell>
          <table:table-cell table:formula="of:=[.F512]-[.F51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2887" calcext:value-type="float">
            <text:p>2887</text:p>
          </table:table-cell>
          <table:table-cell office:value-type="float" office:value="5016678" calcext:value-type="float">
            <text:p>50166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2882" calcext:value-type="float">
            <text:p>2882</text:p>
          </table:table-cell>
          <table:table-cell office:value-type="float" office:value="8112394" calcext:value-type="float">
            <text:p>8112394</text:p>
          </table:table-cell>
          <table:table-cell table:formula="of:=[.F514]-[.F515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3311" calcext:value-type="float">
            <text:p>3311</text:p>
          </table:table-cell>
          <table:table-cell office:value-type="float" office:value="6314778" calcext:value-type="float">
            <text:p>6314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3307" calcext:value-type="float">
            <text:p>3307</text:p>
          </table:table-cell>
          <table:table-cell office:value-type="float" office:value="15558295" calcext:value-type="float">
            <text:p>15558295</text:p>
          </table:table-cell>
          <table:table-cell table:formula="of:=[.F516]-[.F51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3716" calcext:value-type="float">
            <text:p>3716</text:p>
          </table:table-cell>
          <table:table-cell office:value-type="float" office:value="7704914" calcext:value-type="float">
            <text:p>77049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3704" calcext:value-type="float">
            <text:p>3704</text:p>
          </table:table-cell>
          <table:table-cell office:value-type="float" office:value="27187387" calcext:value-type="float">
            <text:p>27187387</text:p>
          </table:table-cell>
          <table:table-cell table:formula="of:=[.F518]-[.F51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4112" calcext:value-type="float">
            <text:p>4112</text:p>
          </table:table-cell>
          <table:table-cell office:value-type="float" office:value="9169811" calcext:value-type="float">
            <text:p>9169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4097" calcext:value-type="float">
            <text:p>4097</text:p>
          </table:table-cell>
          <table:table-cell office:value-type="float" office:value="43910335" calcext:value-type="float">
            <text:p>43910335</text:p>
          </table:table-cell>
          <table:table-cell table:formula="of:=[.F520]-[.F521]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4476" calcext:value-type="float">
            <text:p>4476</text:p>
          </table:table-cell>
          <table:table-cell office:value-type="float" office:value="10621879" calcext:value-type="float">
            <text:p>106218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AstroPh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4459" calcext:value-type="float">
            <text:p>4459</text:p>
          </table:table-cell>
          <table:table-cell office:value-type="float" office:value="65593225" calcext:value-type="float">
            <text:p>65593225</text:p>
          </table:table-cell>
          <table:table-cell table:formula="of:=[.F522]-[.F523]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594" calcext:value-type="float">
            <text:p>594</text:p>
          </table:table-cell>
          <table:table-cell office:value-type="float" office:value="6815900" calcext:value-type="float">
            <text:p>68159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567" calcext:value-type="float">
            <text:p>567</text:p>
          </table:table-cell>
          <table:table-cell office:value-type="float" office:value="1380383" calcext:value-type="float">
            <text:p>1380383</text:p>
          </table:table-cell>
          <table:table-cell table:formula="of:=[.F524]-[.F525]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3554" calcext:value-type="float">
            <text:p>3554</text:p>
          </table:table-cell>
          <table:table-cell office:value-type="float" office:value="5294851" calcext:value-type="float">
            <text:p>52948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3554" calcext:value-type="float">
            <text:p>3554</text:p>
          </table:table-cell>
          <table:table-cell office:value-type="float" office:value="1365566" calcext:value-type="float">
            <text:p>1365566</text:p>
          </table:table-cell>
          <table:table-cell table:formula="of:=[.F526]-[.F52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6970" calcext:value-type="float">
            <text:p>6970</text:p>
          </table:table-cell>
          <table:table-cell office:value-type="float" office:value="4934922" calcext:value-type="float">
            <text:p>49349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6966" calcext:value-type="float">
            <text:p>6966</text:p>
          </table:table-cell>
          <table:table-cell office:value-type="float" office:value="1281581" calcext:value-type="float">
            <text:p>1281581</text:p>
          </table:table-cell>
          <table:table-cell table:formula="of:=[.F528]-[.F529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9817" calcext:value-type="float">
            <text:p>9817</text:p>
          </table:table-cell>
          <table:table-cell office:value-type="float" office:value="4394116" calcext:value-type="float">
            <text:p>4394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9811" calcext:value-type="float">
            <text:p>9811</text:p>
          </table:table-cell>
          <table:table-cell office:value-type="float" office:value="1156050" calcext:value-type="float">
            <text:p>1156050</text:p>
          </table:table-cell>
          <table:table-cell table:formula="of:=[.F530]-[.F531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12008" calcext:value-type="float">
            <text:p>12008</text:p>
          </table:table-cell>
          <table:table-cell office:value-type="float" office:value="4014286" calcext:value-type="float">
            <text:p>40142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12005" calcext:value-type="float">
            <text:p>12005</text:p>
          </table:table-cell>
          <table:table-cell office:value-type="float" office:value="1022395" calcext:value-type="float">
            <text:p>1022395</text:p>
          </table:table-cell>
          <table:table-cell table:formula="of:=[.F532]-[.F533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13750" calcext:value-type="float">
            <text:p>13750</text:p>
          </table:table-cell>
          <table:table-cell office:value-type="float" office:value="3619851" calcext:value-type="float">
            <text:p>36198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13748" calcext:value-type="float">
            <text:p>13748</text:p>
          </table:table-cell>
          <table:table-cell office:value-type="float" office:value="861767" calcext:value-type="float">
            <text:p>861767</text:p>
          </table:table-cell>
          <table:table-cell table:formula="of:=[.F534]-[.F53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15085" calcext:value-type="float">
            <text:p>15085</text:p>
          </table:table-cell>
          <table:table-cell office:value-type="float" office:value="3089141" calcext:value-type="float">
            <text:p>30891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15082" calcext:value-type="float">
            <text:p>15082</text:p>
          </table:table-cell>
          <table:table-cell office:value-type="float" office:value="702112" calcext:value-type="float">
            <text:p>702112</text:p>
          </table:table-cell>
          <table:table-cell table:formula="of:=[.F536]-[.F5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16193" calcext:value-type="float">
            <text:p>16193</text:p>
          </table:table-cell>
          <table:table-cell office:value-type="float" office:value="2326099" calcext:value-type="float">
            <text:p>2326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16192" calcext:value-type="float">
            <text:p>16192</text:p>
          </table:table-cell>
          <table:table-cell office:value-type="float" office:value="500874" calcext:value-type="float">
            <text:p>500874</text:p>
          </table:table-cell>
          <table:table-cell table:formula="of:=[.F538]-[.F53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17079" calcext:value-type="float">
            <text:p>17079</text:p>
          </table:table-cell>
          <table:table-cell office:value-type="float" office:value="1507651" calcext:value-type="float">
            <text:p>15076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17079" calcext:value-type="float">
            <text:p>17079</text:p>
          </table:table-cell>
          <table:table-cell office:value-type="float" office:value="304343" calcext:value-type="float">
            <text:p>304343</text:p>
          </table:table-cell>
          <table:table-cell table:formula="of:=[.F540]-[.F54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17820" calcext:value-type="float">
            <text:p>17820</text:p>
          </table:table-cell>
          <table:table-cell office:value-type="float" office:value="608242" calcext:value-type="float">
            <text:p>6082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17821" calcext:value-type="float">
            <text:p>17821</text:p>
          </table:table-cell>
          <table:table-cell office:value-type="float" office:value="145825" calcext:value-type="float">
            <text:p>145825</text:p>
          </table:table-cell>
          <table:table-cell table:formula="of:=[.F542]-[.F543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3586" calcext:value-type="float">
            <text:p>3586</text:p>
          </table:table-cell>
          <table:table-cell office:value-type="float" office:value="847069" calcext:value-type="float">
            <text:p>8470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2573" calcext:value-type="float">
            <text:p>2573</text:p>
          </table:table-cell>
          <table:table-cell office:value-type="float" office:value="3465364" calcext:value-type="float">
            <text:p>3465364</text:p>
          </table:table-cell>
          <table:table-cell table:formula="of:=[.F544]-[.F545]" office:value-type="float" office:value="1013" calcext:value-type="float">
            <text:p>10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1681" calcext:value-type="float">
            <text:p>1681</text:p>
          </table:table-cell>
          <table:table-cell office:value-type="float" office:value="1640267" calcext:value-type="float">
            <text:p>16402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902" calcext:value-type="float">
            <text:p>902</text:p>
          </table:table-cell>
          <table:table-cell office:value-type="float" office:value="4340332" calcext:value-type="float">
            <text:p>4340332</text:p>
          </table:table-cell>
          <table:table-cell table:formula="of:=[.F546]-[.F547]" office:value-type="float" office:value="779" calcext:value-type="float">
            <text:p>77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1148" calcext:value-type="float">
            <text:p>1148</text:p>
          </table:table-cell>
          <table:table-cell office:value-type="float" office:value="2423856" calcext:value-type="float">
            <text:p>24238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666" calcext:value-type="float">
            <text:p>666</text:p>
          </table:table-cell>
          <table:table-cell office:value-type="float" office:value="4688300" calcext:value-type="float">
            <text:p>4688300</text:p>
          </table:table-cell>
          <table:table-cell table:formula="of:=[.F548]-[.F549]" office:value-type="float" office:value="482" calcext:value-type="float">
            <text:p>48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923" calcext:value-type="float">
            <text:p>923</text:p>
          </table:table-cell>
          <table:table-cell office:value-type="float" office:value="3163217" calcext:value-type="float">
            <text:p>31632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611" calcext:value-type="float">
            <text:p>611</text:p>
          </table:table-cell>
          <table:table-cell office:value-type="float" office:value="4801227" calcext:value-type="float">
            <text:p>4801227</text:p>
          </table:table-cell>
          <table:table-cell table:formula="of:=[.F550]-[.F551]" office:value-type="float" office:value="312" calcext:value-type="float">
            <text:p>3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818" calcext:value-type="float">
            <text:p>818</text:p>
          </table:table-cell>
          <table:table-cell office:value-type="float" office:value="3904503" calcext:value-type="float">
            <text:p>39045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586" calcext:value-type="float">
            <text:p>586</text:p>
          </table:table-cell>
          <table:table-cell office:value-type="float" office:value="4873096" calcext:value-type="float">
            <text:p>4873096</text:p>
          </table:table-cell>
          <table:table-cell table:formula="of:=[.F552]-[.F553]"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761" calcext:value-type="float">
            <text:p>761</text:p>
          </table:table-cell>
          <table:table-cell office:value-type="float" office:value="801654" calcext:value-type="float">
            <text:p>8016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575" calcext:value-type="float">
            <text:p>575</text:p>
          </table:table-cell>
          <table:table-cell office:value-type="float" office:value="32466" calcext:value-type="float">
            <text:p>32466</text:p>
          </table:table-cell>
          <table:table-cell table:formula="of:=[.F554]-[.F555]" office:value-type="float" office:value="186" calcext:value-type="float">
            <text:p>1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723" calcext:value-type="float">
            <text:p>723</text:p>
          </table:table-cell>
          <table:table-cell office:value-type="float" office:value="1546793" calcext:value-type="float">
            <text:p>15467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571" calcext:value-type="float">
            <text:p>571</text:p>
          </table:table-cell>
          <table:table-cell office:value-type="float" office:value="48881" calcext:value-type="float">
            <text:p>48881</text:p>
          </table:table-cell>
          <table:table-cell table:formula="of:=[.F556]-[.F557]"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693" calcext:value-type="float">
            <text:p>693</text:p>
          </table:table-cell>
          <table:table-cell office:value-type="float" office:value="2280116" calcext:value-type="float">
            <text:p>2280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568" calcext:value-type="float">
            <text:p>568</text:p>
          </table:table-cell>
          <table:table-cell office:value-type="float" office:value="58179" calcext:value-type="float">
            <text:p>58179</text:p>
          </table:table-cell>
          <table:table-cell table:formula="of:=[.F558]-[.F559]"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684" calcext:value-type="float">
            <text:p>684</text:p>
          </table:table-cell>
          <table:table-cell office:value-type="float" office:value="3008477" calcext:value-type="float">
            <text:p>30084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568" calcext:value-type="float">
            <text:p>568</text:p>
          </table:table-cell>
          <table:table-cell office:value-type="float" office:value="67370" calcext:value-type="float">
            <text:p>67370</text:p>
          </table:table-cell>
          <table:table-cell table:formula="of:=[.F560]-[.F561]"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567" calcext:value-type="float">
            <text:p>567</text:p>
          </table:table-cell>
          <table:table-cell office:value-type="float" office:value="1075946" calcext:value-type="float">
            <text:p>10759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567" calcext:value-type="float">
            <text:p>567</text:p>
          </table:table-cell>
          <table:table-cell office:value-type="float" office:value="8918" calcext:value-type="float">
            <text:p>8918</text:p>
          </table:table-cell>
          <table:table-cell table:formula="of:=[.F562]-[.F56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1704" calcext:value-type="float">
            <text:p>1704</text:p>
          </table:table-cell>
          <table:table-cell office:value-type="float" office:value="1536091" calcext:value-type="float">
            <text:p>15360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1703" calcext:value-type="float">
            <text:p>1703</text:p>
          </table:table-cell>
          <table:table-cell office:value-type="float" office:value="157797" calcext:value-type="float">
            <text:p>157797</text:p>
          </table:table-cell>
          <table:table-cell table:formula="of:=[.F564]-[.F56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3078" calcext:value-type="float">
            <text:p>3078</text:p>
          </table:table-cell>
          <table:table-cell office:value-type="float" office:value="2262949" calcext:value-type="float">
            <text:p>22629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3070" calcext:value-type="float">
            <text:p>3070</text:p>
          </table:table-cell>
          <table:table-cell office:value-type="float" office:value="600109" calcext:value-type="float">
            <text:p>600109</text:p>
          </table:table-cell>
          <table:table-cell table:formula="of:=[.F566]-[.F567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4474" calcext:value-type="float">
            <text:p>4474</text:p>
          </table:table-cell>
          <table:table-cell office:value-type="float" office:value="3090629" calcext:value-type="float">
            <text:p>30906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4462" calcext:value-type="float">
            <text:p>4462</text:p>
          </table:table-cell>
          <table:table-cell office:value-type="float" office:value="1534345" calcext:value-type="float">
            <text:p>1534345</text:p>
          </table:table-cell>
          <table:table-cell table:formula="of:=[.F568]-[.F569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5672" calcext:value-type="float">
            <text:p>5672</text:p>
          </table:table-cell>
          <table:table-cell office:value-type="float" office:value="3999053" calcext:value-type="float">
            <text:p>39990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5667" calcext:value-type="float">
            <text:p>5667</text:p>
          </table:table-cell>
          <table:table-cell office:value-type="float" office:value="4006836" calcext:value-type="float">
            <text:p>4006836</text:p>
          </table:table-cell>
          <table:table-cell table:formula="of:=[.F570]-[.F57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6737" calcext:value-type="float">
            <text:p>6737</text:p>
          </table:table-cell>
          <table:table-cell office:value-type="float" office:value="5045188" calcext:value-type="float">
            <text:p>5045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6729" calcext:value-type="float">
            <text:p>6729</text:p>
          </table:table-cell>
          <table:table-cell office:value-type="float" office:value="8486380" calcext:value-type="float">
            <text:p>8486380</text:p>
          </table:table-cell>
          <table:table-cell table:formula="of:=[.F572]-[.F573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7660" calcext:value-type="float">
            <text:p>7660</text:p>
          </table:table-cell>
          <table:table-cell office:value-type="float" office:value="6342906" calcext:value-type="float">
            <text:p>634290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7654" calcext:value-type="float">
            <text:p>7654</text:p>
          </table:table-cell>
          <table:table-cell office:value-type="float" office:value="16100830" calcext:value-type="float">
            <text:p>16100830</text:p>
          </table:table-cell>
          <table:table-cell table:formula="of:=[.F574]-[.F575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8430" calcext:value-type="float">
            <text:p>8430</text:p>
          </table:table-cell>
          <table:table-cell office:value-type="float" office:value="7729986" calcext:value-type="float">
            <text:p>77299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8417" calcext:value-type="float">
            <text:p>8417</text:p>
          </table:table-cell>
          <table:table-cell office:value-type="float" office:value="27915330" calcext:value-type="float">
            <text:p>27915330</text:p>
          </table:table-cell>
          <table:table-cell table:formula="of:=[.F576]-[.F577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9067" calcext:value-type="float">
            <text:p>9067</text:p>
          </table:table-cell>
          <table:table-cell office:value-type="float" office:value="9191774" calcext:value-type="float">
            <text:p>9191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9059" calcext:value-type="float">
            <text:p>9059</text:p>
          </table:table-cell>
          <table:table-cell office:value-type="float" office:value="44803719" calcext:value-type="float">
            <text:p>44803719</text:p>
          </table:table-cell>
          <table:table-cell table:formula="of:=[.F578]-[.F579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9598" calcext:value-type="float">
            <text:p>9598</text:p>
          </table:table-cell>
          <table:table-cell office:value-type="float" office:value="10642258" calcext:value-type="float">
            <text:p>10642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CondMat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9579" calcext:value-type="float">
            <text:p>9579</text:p>
          </table:table-cell>
          <table:table-cell office:value-type="float" office:value="66694582" calcext:value-type="float">
            <text:p>66694582</text:p>
          </table:table-cell>
          <table:table-cell table:formula="of:=[.F580]-[.F581]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380" calcext:value-type="float">
            <text:p>380</text:p>
          </table:table-cell>
          <table:table-cell office:value-type="float" office:value="6816090" calcext:value-type="float">
            <text:p>68160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355" calcext:value-type="float">
            <text:p>355</text:p>
          </table:table-cell>
          <table:table-cell office:value-type="float" office:value="1380443" calcext:value-type="float">
            <text:p>1380443</text:p>
          </table:table-cell>
          <table:table-cell table:formula="of:=[.F582]-[.F583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1665" calcext:value-type="float">
            <text:p>1665</text:p>
          </table:table-cell>
          <table:table-cell office:value-type="float" office:value="5294873" calcext:value-type="float">
            <text:p>52948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1665" calcext:value-type="float">
            <text:p>1665</text:p>
          </table:table-cell>
          <table:table-cell office:value-type="float" office:value="1366170" calcext:value-type="float">
            <text:p>1366170</text:p>
          </table:table-cell>
          <table:table-cell table:formula="of:=[.F584]-[.F58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2679" calcext:value-type="float">
            <text:p>2679</text:p>
          </table:table-cell>
          <table:table-cell office:value-type="float" office:value="4934959" calcext:value-type="float">
            <text:p>49349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2677" calcext:value-type="float">
            <text:p>2677</text:p>
          </table:table-cell>
          <table:table-cell office:value-type="float" office:value="1282191" calcext:value-type="float">
            <text:p>1282191</text:p>
          </table:table-cell>
          <table:table-cell table:formula="of:=[.F586]-[.F58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3332" calcext:value-type="float">
            <text:p>3332</text:p>
          </table:table-cell>
          <table:table-cell office:value-type="float" office:value="4394170" calcext:value-type="float">
            <text:p>43941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3332" calcext:value-type="float">
            <text:p>3332</text:p>
          </table:table-cell>
          <table:table-cell office:value-type="float" office:value="1156541" calcext:value-type="float">
            <text:p>1156541</text:p>
          </table:table-cell>
          <table:table-cell table:formula="of:=[.F588]-[.F589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3744" calcext:value-type="float">
            <text:p>3744</text:p>
          </table:table-cell>
          <table:table-cell office:value-type="float" office:value="4014356" calcext:value-type="float">
            <text:p>40143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3744" calcext:value-type="float">
            <text:p>3744</text:p>
          </table:table-cell>
          <table:table-cell office:value-type="float" office:value="1022730" calcext:value-type="float">
            <text:p>1022730</text:p>
          </table:table-cell>
          <table:table-cell table:formula="of:=[.F590]-[.F59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4021" calcext:value-type="float">
            <text:p>4021</text:p>
          </table:table-cell>
          <table:table-cell office:value-type="float" office:value="3619933" calcext:value-type="float">
            <text:p>36199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4021" calcext:value-type="float">
            <text:p>4021</text:p>
          </table:table-cell>
          <table:table-cell office:value-type="float" office:value="862106" calcext:value-type="float">
            <text:p>862106</text:p>
          </table:table-cell>
          <table:table-cell table:formula="of:=[.F592]-[.F59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4231" calcext:value-type="float">
            <text:p>4231</text:p>
          </table:table-cell>
          <table:table-cell office:value-type="float" office:value="3089228" calcext:value-type="float">
            <text:p>30892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4230" calcext:value-type="float">
            <text:p>4230</text:p>
          </table:table-cell>
          <table:table-cell office:value-type="float" office:value="702444" calcext:value-type="float">
            <text:p>702444</text:p>
          </table:table-cell>
          <table:table-cell table:formula="of:=[.F594]-[.F59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4375" calcext:value-type="float">
            <text:p>4375</text:p>
          </table:table-cell>
          <table:table-cell office:value-type="float" office:value="2326193" calcext:value-type="float">
            <text:p>23261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4375" calcext:value-type="float">
            <text:p>4375</text:p>
          </table:table-cell>
          <table:table-cell office:value-type="float" office:value="501122" calcext:value-type="float">
            <text:p>501122</text:p>
          </table:table-cell>
          <table:table-cell table:formula="of:=[.F596]-[.F597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4505" calcext:value-type="float">
            <text:p>4505</text:p>
          </table:table-cell>
          <table:table-cell office:value-type="float" office:value="1507752" calcext:value-type="float">
            <text:p>15077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4504" calcext:value-type="float">
            <text:p>4504</text:p>
          </table:table-cell>
          <table:table-cell office:value-type="float" office:value="304561" calcext:value-type="float">
            <text:p>304561</text:p>
          </table:table-cell>
          <table:table-cell table:formula="of:=[.F598]-[.F59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4596" calcext:value-type="float">
            <text:p>4596</text:p>
          </table:table-cell>
          <table:table-cell office:value-type="float" office:value="608350" calcext:value-type="float">
            <text:p>608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4595" calcext:value-type="float">
            <text:p>4595</text:p>
          </table:table-cell>
          <table:table-cell office:value-type="float" office:value="146083" calcext:value-type="float">
            <text:p>146083</text:p>
          </table:table-cell>
          <table:table-cell table:formula="of:=[.F600]-[.F60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1060" calcext:value-type="float">
            <text:p>1060</text:p>
          </table:table-cell>
          <table:table-cell office:value-type="float" office:value="847190" calcext:value-type="float">
            <text:p>847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910" calcext:value-type="float">
            <text:p>910</text:p>
          </table:table-cell>
          <table:table-cell office:value-type="float" office:value="3466572" calcext:value-type="float">
            <text:p>3466572</text:p>
          </table:table-cell>
          <table:table-cell table:formula="of:=[.F602]-[.F603]" office:value-type="float" office:value="150" calcext:value-type="float">
            <text:p>1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675" calcext:value-type="float">
            <text:p>675</text:p>
          </table:table-cell>
          <table:table-cell office:value-type="float" office:value="1640424" calcext:value-type="float">
            <text:p>16404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502" calcext:value-type="float">
            <text:p>502</text:p>
          </table:table-cell>
          <table:table-cell office:value-type="float" office:value="4340662" calcext:value-type="float">
            <text:p>4340662</text:p>
          </table:table-cell>
          <table:table-cell table:formula="of:=[.F604]-[.F605]" office:value-type="float" office:value="173" calcext:value-type="float">
            <text:p>17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558" calcext:value-type="float">
            <text:p>558</text:p>
          </table:table-cell>
          <table:table-cell office:value-type="float" office:value="2424014" calcext:value-type="float">
            <text:p>24240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415" calcext:value-type="float">
            <text:p>415</text:p>
          </table:table-cell>
          <table:table-cell office:value-type="float" office:value="4688449" calcext:value-type="float">
            <text:p>4688449</text:p>
          </table:table-cell>
          <table:table-cell table:formula="of:=[.F606]-[.F607]" office:value-type="float" office:value="143" calcext:value-type="float">
            <text:p>1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392" calcext:value-type="float">
            <text:p>392</text:p>
          </table:table-cell>
          <table:table-cell office:value-type="float" office:value="3163298" calcext:value-type="float">
            <text:p>31632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384" calcext:value-type="float">
            <text:p>384</text:p>
          </table:table-cell>
          <table:table-cell office:value-type="float" office:value="4801335" calcext:value-type="float">
            <text:p>4801335</text:p>
          </table:table-cell>
          <table:table-cell table:formula="of:=[.F608]-[.F609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371" calcext:value-type="float">
            <text:p>371</text:p>
          </table:table-cell>
          <table:table-cell office:value-type="float" office:value="3904584" calcext:value-type="float">
            <text:p>39045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370" calcext:value-type="float">
            <text:p>370</text:p>
          </table:table-cell>
          <table:table-cell office:value-type="float" office:value="4873172" calcext:value-type="float">
            <text:p>4873172</text:p>
          </table:table-cell>
          <table:table-cell table:formula="of:=[.F610]-[.F61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435" calcext:value-type="float">
            <text:p>435</text:p>
          </table:table-cell>
          <table:table-cell office:value-type="float" office:value="801798" calcext:value-type="float">
            <text:p>80179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366" calcext:value-type="float">
            <text:p>366</text:p>
          </table:table-cell>
          <table:table-cell office:value-type="float" office:value="32573" calcext:value-type="float">
            <text:p>32573</text:p>
          </table:table-cell>
          <table:table-cell table:formula="of:=[.F612]-[.F613]"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425" calcext:value-type="float">
            <text:p>425</text:p>
          </table:table-cell>
          <table:table-cell office:value-type="float" office:value="1546935" calcext:value-type="float">
            <text:p>15469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362" calcext:value-type="float">
            <text:p>362</text:p>
          </table:table-cell>
          <table:table-cell office:value-type="float" office:value="48971" calcext:value-type="float">
            <text:p>48971</text:p>
          </table:table-cell>
          <table:table-cell table:formula="of:=[.F614]-[.F615]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415" calcext:value-type="float">
            <text:p>415</text:p>
          </table:table-cell>
          <table:table-cell office:value-type="float" office:value="2280257" calcext:value-type="float">
            <text:p>22802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360" calcext:value-type="float">
            <text:p>360</text:p>
          </table:table-cell>
          <table:table-cell office:value-type="float" office:value="58245" calcext:value-type="float">
            <text:p>58245</text:p>
          </table:table-cell>
          <table:table-cell table:formula="of:=[.F616]-[.F617]"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409" calcext:value-type="float">
            <text:p>409</text:p>
          </table:table-cell>
          <table:table-cell office:value-type="float" office:value="3008612" calcext:value-type="float">
            <text:p>30086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360" calcext:value-type="float">
            <text:p>360</text:p>
          </table:table-cell>
          <table:table-cell office:value-type="float" office:value="67436" calcext:value-type="float">
            <text:p>67436</text:p>
          </table:table-cell>
          <table:table-cell table:formula="of:=[.F618]-[.F619]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379" calcext:value-type="float">
            <text:p>379</text:p>
          </table:table-cell>
          <table:table-cell office:value-type="float" office:value="1076494" calcext:value-type="float">
            <text:p>10764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354" calcext:value-type="float">
            <text:p>354</text:p>
          </table:table-cell>
          <table:table-cell office:value-type="float" office:value="8990" calcext:value-type="float">
            <text:p>8990</text:p>
          </table:table-cell>
          <table:table-cell table:formula="of:=[.F620]-[.F621]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810" calcext:value-type="float">
            <text:p>810</text:p>
          </table:table-cell>
          <table:table-cell office:value-type="float" office:value="1536937" calcext:value-type="float">
            <text:p>15369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809" calcext:value-type="float">
            <text:p>809</text:p>
          </table:table-cell>
          <table:table-cell office:value-type="float" office:value="158345" calcext:value-type="float">
            <text:p>158345</text:p>
          </table:table-cell>
          <table:table-cell table:formula="of:=[.F622]-[.F62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1246" calcext:value-type="float">
            <text:p>1246</text:p>
          </table:table-cell>
          <table:table-cell office:value-type="float" office:value="2263786" calcext:value-type="float">
            <text:p>22637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1242" calcext:value-type="float">
            <text:p>1242</text:p>
          </table:table-cell>
          <table:table-cell office:value-type="float" office:value="601544" calcext:value-type="float">
            <text:p>601544</text:p>
          </table:table-cell>
          <table:table-cell table:formula="of:=[.F624]-[.F625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1556" calcext:value-type="float">
            <text:p>1556</text:p>
          </table:table-cell>
          <table:table-cell office:value-type="float" office:value="3091292" calcext:value-type="float">
            <text:p>30912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1558" calcext:value-type="float">
            <text:p>1558</text:p>
          </table:table-cell>
          <table:table-cell office:value-type="float" office:value="1536538" calcext:value-type="float">
            <text:p>1536538</text:p>
          </table:table-cell>
          <table:table-cell table:formula="of:=[.F626]-[.F627]"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1809" calcext:value-type="float">
            <text:p>1809</text:p>
          </table:table-cell>
          <table:table-cell office:value-type="float" office:value="3999662" calcext:value-type="float">
            <text:p>39996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1800" calcext:value-type="float">
            <text:p>1800</text:p>
          </table:table-cell>
          <table:table-cell office:value-type="float" office:value="4013992" calcext:value-type="float">
            <text:p>4013992</text:p>
          </table:table-cell>
          <table:table-cell table:formula="of:=[.F628]-[.F629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1985" calcext:value-type="float">
            <text:p>1985</text:p>
          </table:table-cell>
          <table:table-cell office:value-type="float" office:value="5045741" calcext:value-type="float">
            <text:p>50457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1978" calcext:value-type="float">
            <text:p>1978</text:p>
          </table:table-cell>
          <table:table-cell office:value-type="float" office:value="8495965" calcext:value-type="float">
            <text:p>8495965</text:p>
          </table:table-cell>
          <table:table-cell table:formula="of:=[.F630]-[.F631]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2121" calcext:value-type="float">
            <text:p>2121</text:p>
          </table:table-cell>
          <table:table-cell office:value-type="float" office:value="6343402" calcext:value-type="float">
            <text:p>63434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2119" calcext:value-type="float">
            <text:p>2119</text:p>
          </table:table-cell>
          <table:table-cell office:value-type="float" office:value="16113351" calcext:value-type="float">
            <text:p>16113351</text:p>
          </table:table-cell>
          <table:table-cell table:formula="of:=[.F632]-[.F633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2229" calcext:value-type="float">
            <text:p>2229</text:p>
          </table:table-cell>
          <table:table-cell office:value-type="float" office:value="7730478" calcext:value-type="float">
            <text:p>77304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2224" calcext:value-type="float">
            <text:p>2224</text:p>
          </table:table-cell>
          <table:table-cell office:value-type="float" office:value="27926619" calcext:value-type="float">
            <text:p>27926619</text:p>
          </table:table-cell>
          <table:table-cell table:formula="of:=[.F634]-[.F635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2312" calcext:value-type="float">
            <text:p>2312</text:p>
          </table:table-cell>
          <table:table-cell office:value-type="float" office:value="9192188" calcext:value-type="float">
            <text:p>91921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2309" calcext:value-type="float">
            <text:p>2309</text:p>
          </table:table-cell>
          <table:table-cell office:value-type="float" office:value="44817787" calcext:value-type="float">
            <text:p>44817787</text:p>
          </table:table-cell>
          <table:table-cell table:formula="of:=[.F636]-[.F637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2376" calcext:value-type="float">
            <text:p>2376</text:p>
          </table:table-cell>
          <table:table-cell office:value-type="float" office:value="10642652" calcext:value-type="float">
            <text:p>106426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GrQc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2373" calcext:value-type="float">
            <text:p>2373</text:p>
          </table:table-cell>
          <table:table-cell office:value-type="float" office:value="66708225" calcext:value-type="float">
            <text:p>66708225</text:p>
          </table:table-cell>
          <table:table-cell table:formula="of:=[.F638]-[.F639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291" calcext:value-type="float">
            <text:p>291</text:p>
          </table:table-cell>
          <table:table-cell office:value-type="float" office:value="6817216" calcext:value-type="float">
            <text:p>68172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278" calcext:value-type="float">
            <text:p>278</text:p>
          </table:table-cell>
          <table:table-cell office:value-type="float" office:value="1380576" calcext:value-type="float">
            <text:p>1380576</text:p>
          </table:table-cell>
          <table:table-cell table:formula="of:=[.F640]-[.F641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2003" calcext:value-type="float">
            <text:p>2003</text:p>
          </table:table-cell>
          <table:table-cell office:value-type="float" office:value="5294971" calcext:value-type="float">
            <text:p>52949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2003" calcext:value-type="float">
            <text:p>2003</text:p>
          </table:table-cell>
          <table:table-cell office:value-type="float" office:value="1370488" calcext:value-type="float">
            <text:p>1370488</text:p>
          </table:table-cell>
          <table:table-cell table:formula="of:=[.F642]-[.F64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3799" calcext:value-type="float">
            <text:p>3799</text:p>
          </table:table-cell>
          <table:table-cell office:value-type="float" office:value="4935099" calcext:value-type="float">
            <text:p>49350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3798" calcext:value-type="float">
            <text:p>3798</text:p>
          </table:table-cell>
          <table:table-cell office:value-type="float" office:value="1287559" calcext:value-type="float">
            <text:p>1287559</text:p>
          </table:table-cell>
          <table:table-cell table:formula="of:=[.F644]-[.F64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5143" calcext:value-type="float">
            <text:p>5143</text:p>
          </table:table-cell>
          <table:table-cell office:value-type="float" office:value="4394377" calcext:value-type="float">
            <text:p>43943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5141" calcext:value-type="float">
            <text:p>5141</text:p>
          </table:table-cell>
          <table:table-cell office:value-type="float" office:value="1161960" calcext:value-type="float">
            <text:p>1161960</text:p>
          </table:table-cell>
          <table:table-cell table:formula="of:=[.F646]-[.F647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6031" calcext:value-type="float">
            <text:p>6031</text:p>
          </table:table-cell>
          <table:table-cell office:value-type="float" office:value="4014641" calcext:value-type="float">
            <text:p>40146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6029" calcext:value-type="float">
            <text:p>6029</text:p>
          </table:table-cell>
          <table:table-cell office:value-type="float" office:value="1027791" calcext:value-type="float">
            <text:p>1027791</text:p>
          </table:table-cell>
          <table:table-cell table:formula="of:=[.F648]-[.F64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6669" calcext:value-type="float">
            <text:p>6669</text:p>
          </table:table-cell>
          <table:table-cell office:value-type="float" office:value="3620231" calcext:value-type="float">
            <text:p>36202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6668" calcext:value-type="float">
            <text:p>6668</text:p>
          </table:table-cell>
          <table:table-cell office:value-type="float" office:value="866162" calcext:value-type="float">
            <text:p>866162</text:p>
          </table:table-cell>
          <table:table-cell table:formula="of:=[.F650]-[.F65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7197" calcext:value-type="float">
            <text:p>7197</text:p>
          </table:table-cell>
          <table:table-cell office:value-type="float" office:value="3089553" calcext:value-type="float">
            <text:p>30895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7197" calcext:value-type="float">
            <text:p>7197</text:p>
          </table:table-cell>
          <table:table-cell office:value-type="float" office:value="706766" calcext:value-type="float">
            <text:p>706766</text:p>
          </table:table-cell>
          <table:table-cell table:formula="of:=[.F652]-[.F65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7594" calcext:value-type="float">
            <text:p>7594</text:p>
          </table:table-cell>
          <table:table-cell office:value-type="float" office:value="2326549" calcext:value-type="float">
            <text:p>23265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7593" calcext:value-type="float">
            <text:p>7593</text:p>
          </table:table-cell>
          <table:table-cell office:value-type="float" office:value="505166" calcext:value-type="float">
            <text:p>505166</text:p>
          </table:table-cell>
          <table:table-cell table:formula="of:=[.F654]-[.F655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7953" calcext:value-type="float">
            <text:p>7953</text:p>
          </table:table-cell>
          <table:table-cell office:value-type="float" office:value="1508140" calcext:value-type="float">
            <text:p>15081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7952" calcext:value-type="float">
            <text:p>7952</text:p>
          </table:table-cell>
          <table:table-cell office:value-type="float" office:value="308172" calcext:value-type="float">
            <text:p>308172</text:p>
          </table:table-cell>
          <table:table-cell table:formula="of:=[.F656]-[.F657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8243" calcext:value-type="float">
            <text:p>8243</text:p>
          </table:table-cell>
          <table:table-cell office:value-type="float" office:value="608773" calcext:value-type="float">
            <text:p>6087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8244" calcext:value-type="float">
            <text:p>8244</text:p>
          </table:table-cell>
          <table:table-cell office:value-type="float" office:value="150258" calcext:value-type="float">
            <text:p>150258</text:p>
          </table:table-cell>
          <table:table-cell table:formula="of:=[.F658]-[.F659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1894" calcext:value-type="float">
            <text:p>1894</text:p>
          </table:table-cell>
          <table:table-cell office:value-type="float" office:value="847820" calcext:value-type="float">
            <text:p>847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1344" calcext:value-type="float">
            <text:p>1344</text:p>
          </table:table-cell>
          <table:table-cell office:value-type="float" office:value="3526831" calcext:value-type="float">
            <text:p>3526831</text:p>
          </table:table-cell>
          <table:table-cell table:formula="of:=[.F660]-[.F661]" office:value-type="float" office:value="550" calcext:value-type="float">
            <text:p>55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933" calcext:value-type="float">
            <text:p>933</text:p>
          </table:table-cell>
          <table:table-cell office:value-type="float" office:value="1641352" calcext:value-type="float">
            <text:p>16413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523" calcext:value-type="float">
            <text:p>523</text:p>
          </table:table-cell>
          <table:table-cell office:value-type="float" office:value="4348067" calcext:value-type="float">
            <text:p>4348067</text:p>
          </table:table-cell>
          <table:table-cell table:formula="of:=[.F662]-[.F663]" office:value-type="float" office:value="410" calcext:value-type="float">
            <text:p>41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648" calcext:value-type="float">
            <text:p>648</text:p>
          </table:table-cell>
          <table:table-cell office:value-type="float" office:value="2425067" calcext:value-type="float">
            <text:p>24250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364" calcext:value-type="float">
            <text:p>364</text:p>
          </table:table-cell>
          <table:table-cell office:value-type="float" office:value="4689901" calcext:value-type="float">
            <text:p>4689901</text:p>
          </table:table-cell>
          <table:table-cell table:formula="of:=[.F664]-[.F665]" office:value-type="float" office:value="284" calcext:value-type="float">
            <text:p>28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536" calcext:value-type="float">
            <text:p>536</text:p>
          </table:table-cell>
          <table:table-cell office:value-type="float" office:value="3164108" calcext:value-type="float">
            <text:p>31641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330" calcext:value-type="float">
            <text:p>330</text:p>
          </table:table-cell>
          <table:table-cell office:value-type="float" office:value="4802543" calcext:value-type="float">
            <text:p>4802543</text:p>
          </table:table-cell>
          <table:table-cell table:formula="of:=[.F666]-[.F667]" office:value-type="float" office:value="206" calcext:value-type="float">
            <text:p>2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477" calcext:value-type="float">
            <text:p>477</text:p>
          </table:table-cell>
          <table:table-cell office:value-type="float" office:value="3905466" calcext:value-type="float">
            <text:p>39054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308" calcext:value-type="float">
            <text:p>308</text:p>
          </table:table-cell>
          <table:table-cell office:value-type="float" office:value="4873769" calcext:value-type="float">
            <text:p>4873769</text:p>
          </table:table-cell>
          <table:table-cell table:formula="of:=[.F668]-[.F669]" office:value-type="float" office:value="169" calcext:value-type="float">
            <text:p>1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431" calcext:value-type="float">
            <text:p>431</text:p>
          </table:table-cell>
          <table:table-cell office:value-type="float" office:value="802647" calcext:value-type="float">
            <text:p>8026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293" calcext:value-type="float">
            <text:p>293</text:p>
          </table:table-cell>
          <table:table-cell office:value-type="float" office:value="33041" calcext:value-type="float">
            <text:p>33041</text:p>
          </table:table-cell>
          <table:table-cell table:formula="of:=[.F670]-[.F671]" office:value-type="float" office:value="138" calcext:value-type="float">
            <text:p>1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405" calcext:value-type="float">
            <text:p>405</text:p>
          </table:table-cell>
          <table:table-cell office:value-type="float" office:value="1547899" calcext:value-type="float">
            <text:p>15478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289" calcext:value-type="float">
            <text:p>289</text:p>
          </table:table-cell>
          <table:table-cell office:value-type="float" office:value="49339" calcext:value-type="float">
            <text:p>49339</text:p>
          </table:table-cell>
          <table:table-cell table:formula="of:=[.F672]-[.F673]" office:value-type="float" office:value="116" calcext:value-type="float">
            <text:p>11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388" calcext:value-type="float">
            <text:p>388</text:p>
          </table:table-cell>
          <table:table-cell office:value-type="float" office:value="2281274" calcext:value-type="float">
            <text:p>22812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285" calcext:value-type="float">
            <text:p>285</text:p>
          </table:table-cell>
          <table:table-cell office:value-type="float" office:value="58525" calcext:value-type="float">
            <text:p>58525</text:p>
          </table:table-cell>
          <table:table-cell table:formula="of:=[.F674]-[.F675]"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370" calcext:value-type="float">
            <text:p>370</text:p>
          </table:table-cell>
          <table:table-cell office:value-type="float" office:value="3009395" calcext:value-type="float">
            <text:p>30093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282" calcext:value-type="float">
            <text:p>282</text:p>
          </table:table-cell>
          <table:table-cell office:value-type="float" office:value="67699" calcext:value-type="float">
            <text:p>67699</text:p>
          </table:table-cell>
          <table:table-cell table:formula="of:=[.F676]-[.F677]"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289" calcext:value-type="float">
            <text:p>289</text:p>
          </table:table-cell>
          <table:table-cell office:value-type="float" office:value="1080797" calcext:value-type="float">
            <text:p>10807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276" calcext:value-type="float">
            <text:p>276</text:p>
          </table:table-cell>
          <table:table-cell office:value-type="float" office:value="9094" calcext:value-type="float">
            <text:p>9094</text:p>
          </table:table-cell>
          <table:table-cell table:formula="of:=[.F678]-[.F679]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778" calcext:value-type="float">
            <text:p>778</text:p>
          </table:table-cell>
          <table:table-cell office:value-type="float" office:value="1547128" calcext:value-type="float">
            <text:p>15471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778" calcext:value-type="float">
            <text:p>778</text:p>
          </table:table-cell>
          <table:table-cell office:value-type="float" office:value="163607" calcext:value-type="float">
            <text:p>163607</text:p>
          </table:table-cell>
          <table:table-cell table:formula="of:=[.F680]-[.F68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1348" calcext:value-type="float">
            <text:p>1348</text:p>
          </table:table-cell>
          <table:table-cell office:value-type="float" office:value="2274448" calcext:value-type="float">
            <text:p>2274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1347" calcext:value-type="float">
            <text:p>1347</text:p>
          </table:table-cell>
          <table:table-cell office:value-type="float" office:value="616985" calcext:value-type="float">
            <text:p>616985</text:p>
          </table:table-cell>
          <table:table-cell table:formula="of:=[.F682]-[.F683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1854" calcext:value-type="float">
            <text:p>1854</text:p>
          </table:table-cell>
          <table:table-cell office:value-type="float" office:value="3101156" calcext:value-type="float">
            <text:p>31011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1851" calcext:value-type="float">
            <text:p>1851</text:p>
          </table:table-cell>
          <table:table-cell office:value-type="float" office:value="1566206" calcext:value-type="float">
            <text:p>1566206</text:p>
          </table:table-cell>
          <table:table-cell table:formula="of:=[.F684]-[.F68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2344" calcext:value-type="float">
            <text:p>2344</text:p>
          </table:table-cell>
          <table:table-cell office:value-type="float" office:value="4009832" calcext:value-type="float">
            <text:p>40098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2339" calcext:value-type="float">
            <text:p>2339</text:p>
          </table:table-cell>
          <table:table-cell office:value-type="float" office:value="4099774" calcext:value-type="float">
            <text:p>4099774</text:p>
          </table:table-cell>
          <table:table-cell table:formula="of:=[.F686]-[.F687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2764" calcext:value-type="float">
            <text:p>2764</text:p>
          </table:table-cell>
          <table:table-cell office:value-type="float" office:value="5055840" calcext:value-type="float">
            <text:p>50558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2761" calcext:value-type="float">
            <text:p>2761</text:p>
          </table:table-cell>
          <table:table-cell office:value-type="float" office:value="8614011" calcext:value-type="float">
            <text:p>8614011</text:p>
          </table:table-cell>
          <table:table-cell table:formula="of:=[.F688]-[.F689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3104" calcext:value-type="float">
            <text:p>3104</text:p>
          </table:table-cell>
          <table:table-cell office:value-type="float" office:value="6354860" calcext:value-type="float">
            <text:p>63548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3101" calcext:value-type="float">
            <text:p>3101</text:p>
          </table:table-cell>
          <table:table-cell office:value-type="float" office:value="16295644" calcext:value-type="float">
            <text:p>16295644</text:p>
          </table:table-cell>
          <table:table-cell table:formula="of:=[.F690]-[.F691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3437" calcext:value-type="float">
            <text:p>3437</text:p>
          </table:table-cell>
          <table:table-cell office:value-type="float" office:value="7741305" calcext:value-type="float">
            <text:p>77413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3429" calcext:value-type="float">
            <text:p>3429</text:p>
          </table:table-cell>
          <table:table-cell office:value-type="float" office:value="28162090" calcext:value-type="float">
            <text:p>28162090</text:p>
          </table:table-cell>
          <table:table-cell table:formula="of:=[.F692]-[.F693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3675" calcext:value-type="float">
            <text:p>3675</text:p>
          </table:table-cell>
          <table:table-cell office:value-type="float" office:value="9200811" calcext:value-type="float">
            <text:p>92008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3667" calcext:value-type="float">
            <text:p>3667</text:p>
          </table:table-cell>
          <table:table-cell office:value-type="float" office:value="45102787" calcext:value-type="float">
            <text:p>45102787</text:p>
          </table:table-cell>
          <table:table-cell table:formula="of:=[.F694]-[.F695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3895" calcext:value-type="float">
            <text:p>3895</text:p>
          </table:table-cell>
          <table:table-cell office:value-type="float" office:value="10651092" calcext:value-type="float">
            <text:p>106510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Ph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3886" calcext:value-type="float">
            <text:p>3886</text:p>
          </table:table-cell>
          <table:table-cell office:value-type="float" office:value="67076863" calcext:value-type="float">
            <text:p>67076863</text:p>
          </table:table-cell>
          <table:table-cell table:formula="of:=[.F696]-[.F697]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453" calcext:value-type="float">
            <text:p>453</text:p>
          </table:table-cell>
          <table:table-cell office:value-type="float" office:value="6817916" calcext:value-type="float">
            <text:p>68179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429" calcext:value-type="float">
            <text:p>429</text:p>
          </table:table-cell>
          <table:table-cell office:value-type="float" office:value="1380696" calcext:value-type="float">
            <text:p>1380696</text:p>
          </table:table-cell>
          <table:table-cell table:formula="of:=[.F698]-[.F699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2724" calcext:value-type="float">
            <text:p>2724</text:p>
          </table:table-cell>
          <table:table-cell office:value-type="float" office:value="5295027" calcext:value-type="float">
            <text:p>52950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2723" calcext:value-type="float">
            <text:p>2723</text:p>
          </table:table-cell>
          <table:table-cell office:value-type="float" office:value="1372746" calcext:value-type="float">
            <text:p>1372746</text:p>
          </table:table-cell>
          <table:table-cell table:formula="of:=[.F700]-[.F70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4614" calcext:value-type="float">
            <text:p>4614</text:p>
          </table:table-cell>
          <table:table-cell office:value-type="float" office:value="4935211" calcext:value-type="float">
            <text:p>49352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4615" calcext:value-type="float">
            <text:p>4615</text:p>
          </table:table-cell>
          <table:table-cell office:value-type="float" office:value="1289717" calcext:value-type="float">
            <text:p>1289717</text:p>
          </table:table-cell>
          <table:table-cell table:formula="of:=[.F702]-[.F703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5837" calcext:value-type="float">
            <text:p>5837</text:p>
          </table:table-cell>
          <table:table-cell office:value-type="float" office:value="4394559" calcext:value-type="float">
            <text:p>43945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5837" calcext:value-type="float">
            <text:p>5837</text:p>
          </table:table-cell>
          <table:table-cell office:value-type="float" office:value="1163344" calcext:value-type="float">
            <text:p>1163344</text:p>
          </table:table-cell>
          <table:table-cell table:formula="of:=[.F704]-[.F70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6636" calcext:value-type="float">
            <text:p>6636</text:p>
          </table:table-cell>
          <table:table-cell office:value-type="float" office:value="4014862" calcext:value-type="float">
            <text:p>40148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6635" calcext:value-type="float">
            <text:p>6635</text:p>
          </table:table-cell>
          <table:table-cell office:value-type="float" office:value="1028979" calcext:value-type="float">
            <text:p>1028979</text:p>
          </table:table-cell>
          <table:table-cell table:formula="of:=[.F706]-[.F707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7218" calcext:value-type="float">
            <text:p>7218</text:p>
          </table:table-cell>
          <table:table-cell office:value-type="float" office:value="3620491" calcext:value-type="float">
            <text:p>36204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7217" calcext:value-type="float">
            <text:p>7217</text:p>
          </table:table-cell>
          <table:table-cell office:value-type="float" office:value="867176" calcext:value-type="float">
            <text:p>867176</text:p>
          </table:table-cell>
          <table:table-cell table:formula="of:=[.F708]-[.F709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7641" calcext:value-type="float">
            <text:p>7641</text:p>
          </table:table-cell>
          <table:table-cell office:value-type="float" office:value="3089844" calcext:value-type="float">
            <text:p>308984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7641" calcext:value-type="float">
            <text:p>7641</text:p>
          </table:table-cell>
          <table:table-cell office:value-type="float" office:value="707543" calcext:value-type="float">
            <text:p>707543</text:p>
          </table:table-cell>
          <table:table-cell table:formula="of:=[.F710]-[.F711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8000" calcext:value-type="float">
            <text:p>8000</text:p>
          </table:table-cell>
          <table:table-cell office:value-type="float" office:value="2326867" calcext:value-type="float">
            <text:p>2326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8000" calcext:value-type="float">
            <text:p>8000</text:p>
          </table:table-cell>
          <table:table-cell office:value-type="float" office:value="505932" calcext:value-type="float">
            <text:p>505932</text:p>
          </table:table-cell>
          <table:table-cell table:formula="of:=[.F712]-[.F713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8277" calcext:value-type="float">
            <text:p>8277</text:p>
          </table:table-cell>
          <table:table-cell office:value-type="float" office:value="1508491" calcext:value-type="float">
            <text:p>15084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8278" calcext:value-type="float">
            <text:p>8278</text:p>
          </table:table-cell>
          <table:table-cell office:value-type="float" office:value="308674" calcext:value-type="float">
            <text:p>308674</text:p>
          </table:table-cell>
          <table:table-cell table:formula="of:=[.F714]-[.F715]"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8528" calcext:value-type="float">
            <text:p>8528</text:p>
          </table:table-cell>
          <table:table-cell office:value-type="float" office:value="609132" calcext:value-type="float">
            <text:p>6091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8530" calcext:value-type="float">
            <text:p>8530</text:p>
          </table:table-cell>
          <table:table-cell office:value-type="float" office:value="150995" calcext:value-type="float">
            <text:p>150995</text:p>
          </table:table-cell>
          <table:table-cell table:formula="of:=[.F716]-[.F717]"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1552" calcext:value-type="float">
            <text:p>1552</text:p>
          </table:table-cell>
          <table:table-cell office:value-type="float" office:value="848354" calcext:value-type="float">
            <text:p>848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1214" calcext:value-type="float">
            <text:p>1214</text:p>
          </table:table-cell>
          <table:table-cell office:value-type="float" office:value="3532503" calcext:value-type="float">
            <text:p>3532503</text:p>
          </table:table-cell>
          <table:table-cell table:formula="of:=[.F718]-[.F719]" office:value-type="float" office:value="338" calcext:value-type="float">
            <text:p>33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828" calcext:value-type="float">
            <text:p>828</text:p>
          </table:table-cell>
          <table:table-cell office:value-type="float" office:value="1641923" calcext:value-type="float">
            <text:p>16419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556" calcext:value-type="float">
            <text:p>556</text:p>
          </table:table-cell>
          <table:table-cell office:value-type="float" office:value="4348785" calcext:value-type="float">
            <text:p>4348785</text:p>
          </table:table-cell>
          <table:table-cell table:formula="of:=[.F720]-[.F721]" office:value-type="float" office:value="272" calcext:value-type="float">
            <text:p>2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635" calcext:value-type="float">
            <text:p>635</text:p>
          </table:table-cell>
          <table:table-cell office:value-type="float" office:value="2425631" calcext:value-type="float">
            <text:p>2425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465" calcext:value-type="float">
            <text:p>465</text:p>
          </table:table-cell>
          <table:table-cell office:value-type="float" office:value="4690186" calcext:value-type="float">
            <text:p>4690186</text:p>
          </table:table-cell>
          <table:table-cell table:formula="of:=[.F722]-[.F723]" office:value-type="float" office:value="170" calcext:value-type="float">
            <text:p>17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571" calcext:value-type="float">
            <text:p>571</text:p>
          </table:table-cell>
          <table:table-cell office:value-type="float" office:value="3164610" calcext:value-type="float">
            <text:p>31646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446" calcext:value-type="float">
            <text:p>446</text:p>
          </table:table-cell>
          <table:table-cell office:value-type="float" office:value="4802738" calcext:value-type="float">
            <text:p>4802738</text:p>
          </table:table-cell>
          <table:table-cell table:formula="of:=[.F724]-[.F725]"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526" calcext:value-type="float">
            <text:p>526</text:p>
          </table:table-cell>
          <table:table-cell office:value-type="float" office:value="3906051" calcext:value-type="float">
            <text:p>39060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440" calcext:value-type="float">
            <text:p>440</text:p>
          </table:table-cell>
          <table:table-cell office:value-type="float" office:value="4873965" calcext:value-type="float">
            <text:p>4873965</text:p>
          </table:table-cell>
          <table:table-cell table:formula="of:=[.F726]-[.F727]"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504" calcext:value-type="float">
            <text:p>504</text:p>
          </table:table-cell>
          <table:table-cell office:value-type="float" office:value="803238" calcext:value-type="float">
            <text:p>8032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435" calcext:value-type="float">
            <text:p>435</text:p>
          </table:table-cell>
          <table:table-cell office:value-type="float" office:value="33199" calcext:value-type="float">
            <text:p>33199</text:p>
          </table:table-cell>
          <table:table-cell table:formula="of:=[.F728]-[.F729]"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487" calcext:value-type="float">
            <text:p>487</text:p>
          </table:table-cell>
          <table:table-cell office:value-type="float" office:value="1548486" calcext:value-type="float">
            <text:p>1548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432" calcext:value-type="float">
            <text:p>432</text:p>
          </table:table-cell>
          <table:table-cell office:value-type="float" office:value="49474" calcext:value-type="float">
            <text:p>49474</text:p>
          </table:table-cell>
          <table:table-cell table:formula="of:=[.F730]-[.F731]"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479" calcext:value-type="float">
            <text:p>479</text:p>
          </table:table-cell>
          <table:table-cell office:value-type="float" office:value="2281859" calcext:value-type="float">
            <text:p>22818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430" calcext:value-type="float">
            <text:p>430</text:p>
          </table:table-cell>
          <table:table-cell office:value-type="float" office:value="58649" calcext:value-type="float">
            <text:p>58649</text:p>
          </table:table-cell>
          <table:table-cell table:formula="of:=[.F732]-[.F733]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472" calcext:value-type="float">
            <text:p>472</text:p>
          </table:table-cell>
          <table:table-cell office:value-type="float" office:value="3009882" calcext:value-type="float">
            <text:p>3009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429" calcext:value-type="float">
            <text:p>429</text:p>
          </table:table-cell>
          <table:table-cell office:value-type="float" office:value="67802" calcext:value-type="float">
            <text:p>67802</text:p>
          </table:table-cell>
          <table:table-cell table:formula="of:=[.F734]-[.F735]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SS-Cordasco</text:p>
          </table:table-cell>
          <table:table-cell office:value-type="float" office:value="451" calcext:value-type="float">
            <text:p>451</text:p>
          </table:table-cell>
          <table:table-cell office:value-type="float" office:value="1082918" calcext:value-type="float">
            <text:p>10829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HnV2:st:pa:tt2</text:p>
          </table:table-cell>
          <table:table-cell office:value-type="float" office:value="427" calcext:value-type="float">
            <text:p>427</text:p>
          </table:table-cell>
          <table:table-cell office:value-type="float" office:value="9191" calcext:value-type="float">
            <text:p>9191</text:p>
          </table:table-cell>
          <table:table-cell table:formula="of:=[.F736]-[.F737]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SS-Cordasco</text:p>
          </table:table-cell>
          <table:table-cell office:value-type="float" office:value="1104" calcext:value-type="float">
            <text:p>1104</text:p>
          </table:table-cell>
          <table:table-cell office:value-type="float" office:value="1550500" calcext:value-type="float">
            <text:p>15505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HnV2:st:pa:tt2</text:p>
          </table:table-cell>
          <table:table-cell office:value-type="float" office:value="1102" calcext:value-type="float">
            <text:p>1102</text:p>
          </table:table-cell>
          <table:table-cell office:value-type="float" office:value="166053" calcext:value-type="float">
            <text:p>166053</text:p>
          </table:table-cell>
          <table:table-cell table:formula="of:=[.F738]-[.F739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SS-Cordasco</text:p>
          </table:table-cell>
          <table:table-cell office:value-type="float" office:value="1797" calcext:value-type="float">
            <text:p>1797</text:p>
          </table:table-cell>
          <table:table-cell office:value-type="float" office:value="2278232" calcext:value-type="float">
            <text:p>22782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HnV2:st:pa:tt2</text:p>
          </table:table-cell>
          <table:table-cell office:value-type="float" office:value="1792" calcext:value-type="float">
            <text:p>1792</text:p>
          </table:table-cell>
          <table:table-cell office:value-type="float" office:value="624853" calcext:value-type="float">
            <text:p>624853</text:p>
          </table:table-cell>
          <table:table-cell table:formula="of:=[.F740]-[.F741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SS-Cordasco</text:p>
          </table:table-cell>
          <table:table-cell office:value-type="float" office:value="2364" calcext:value-type="float">
            <text:p>2364</text:p>
          </table:table-cell>
          <table:table-cell office:value-type="float" office:value="3104278" calcext:value-type="float">
            <text:p>3104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HnV2:st:pa:tt2</text:p>
          </table:table-cell>
          <table:table-cell office:value-type="float" office:value="2352" calcext:value-type="float">
            <text:p>2352</text:p>
          </table:table-cell>
          <table:table-cell office:value-type="float" office:value="1582134" calcext:value-type="float">
            <text:p>1582134</text:p>
          </table:table-cell>
          <table:table-cell table:formula="of:=[.F742]-[.F743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SS-Cordasco</text:p>
          </table:table-cell>
          <table:table-cell office:value-type="float" office:value="2850" calcext:value-type="float">
            <text:p>2850</text:p>
          </table:table-cell>
          <table:table-cell office:value-type="float" office:value="4012774" calcext:value-type="float">
            <text:p>4012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HnV2:st:pa:tt2</text:p>
          </table:table-cell>
          <table:table-cell office:value-type="float" office:value="2842" calcext:value-type="float">
            <text:p>2842</text:p>
          </table:table-cell>
          <table:table-cell office:value-type="float" office:value="4129568" calcext:value-type="float">
            <text:p>4129568</text:p>
          </table:table-cell>
          <table:table-cell table:formula="of:=[.F744]-[.F745]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SS-Cordasco</text:p>
          </table:table-cell>
          <table:table-cell office:value-type="float" office:value="3227" calcext:value-type="float">
            <text:p>3227</text:p>
          </table:table-cell>
          <table:table-cell office:value-type="float" office:value="5057884" calcext:value-type="float">
            <text:p>505788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HnV2:st:pa:tt2</text:p>
          </table:table-cell>
          <table:table-cell office:value-type="float" office:value="3223" calcext:value-type="float">
            <text:p>3223</text:p>
          </table:table-cell>
          <table:table-cell office:value-type="float" office:value="8658150" calcext:value-type="float">
            <text:p>8658150</text:p>
          </table:table-cell>
          <table:table-cell table:formula="of:=[.F746]-[.F747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SS-Cordasco</text:p>
          </table:table-cell>
          <table:table-cell office:value-type="float" office:value="3530" calcext:value-type="float">
            <text:p>3530</text:p>
          </table:table-cell>
          <table:table-cell office:value-type="float" office:value="6357435" calcext:value-type="float">
            <text:p>635743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HnV2:st:pa:tt2</text:p>
          </table:table-cell>
          <table:table-cell office:value-type="float" office:value="3524" calcext:value-type="float">
            <text:p>3524</text:p>
          </table:table-cell>
          <table:table-cell office:value-type="float" office:value="16350034" calcext:value-type="float">
            <text:p>16350034</text:p>
          </table:table-cell>
          <table:table-cell table:formula="of:=[.F748]-[.F749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SS-Cordasco</text:p>
          </table:table-cell>
          <table:table-cell office:value-type="float" office:value="3778" calcext:value-type="float">
            <text:p>3778</text:p>
          </table:table-cell>
          <table:table-cell office:value-type="float" office:value="7743636" calcext:value-type="float">
            <text:p>7743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HnV2:st:pa:tt2</text:p>
          </table:table-cell>
          <table:table-cell office:value-type="float" office:value="3777" calcext:value-type="float">
            <text:p>3777</text:p>
          </table:table-cell>
          <table:table-cell office:value-type="float" office:value="28233533" calcext:value-type="float">
            <text:p>28233533</text:p>
          </table:table-cell>
          <table:table-cell table:formula="of:=[.F750]-[.F75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SS-Cordasco</text:p>
          </table:table-cell>
          <table:table-cell office:value-type="float" office:value="3970" calcext:value-type="float">
            <text:p>3970</text:p>
          </table:table-cell>
          <table:table-cell office:value-type="float" office:value="9202949" calcext:value-type="float">
            <text:p>92029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HnV2:st:pa:tt2</text:p>
          </table:table-cell>
          <table:table-cell office:value-type="float" office:value="3978" calcext:value-type="float">
            <text:p>3978</text:p>
          </table:table-cell>
          <table:table-cell office:value-type="float" office:value="45180920" calcext:value-type="float">
            <text:p>45180920</text:p>
          </table:table-cell>
          <table:table-cell table:formula="of:=[.F752]-[.F753]" office:value-type="float" office:value="-8" calcext:value-type="float">
            <text:p>-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SS-Cordasco</text:p>
          </table:table-cell>
          <table:table-cell office:value-type="float" office:value="4130" calcext:value-type="float">
            <text:p>4130</text:p>
          </table:table-cell>
          <table:table-cell office:value-type="float" office:value="10653049" calcext:value-type="float">
            <text:p>106530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ig</text:p>
          </table:table-cell>
          <table:table-cell office:value-type="string" calcext:value-type="string">
            <text:p>ca-HepTh</text:p>
          </table:table-cell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HnV2:st:pa:tt2</text:p>
          </table:table-cell>
          <table:table-cell office:value-type="float" office:value="4137" calcext:value-type="float">
            <text:p>4137</text:p>
          </table:table-cell>
          <table:table-cell office:value-type="float" office:value="67173200" calcext:value-type="float">
            <text:p>67173200</text:p>
          </table:table-cell>
          <table:table-cell table:formula="of:=[.F754]-[.F755]" office:value-type="float" office:value="-7" calcext:value-type="float">
            <text:p>-7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 number:grouping="true"/>
    </number:number-style>
    <number:number-style style:name="N108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31T07:39:09.584711192</meta:creation-date>
    <dc:date>2023-03-31T07:53:26.455247768</dc:date>
    <meta:editing-duration>PT14M15S</meta:editing-duration>
    <meta:editing-cycles>3</meta:editing-cycles>
    <meta:generator>LibreOffice/6.4.7.2$Linux_X86_64 LibreOffice_project/40$Build-2</meta:generator>
    <meta:document-statistic meta:table-count="1" meta:cell-count="5663" meta:object-count="0"/>
  </office:meta>
</office:document-meta>
</file>